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713cm" fo:min-width="1.1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="none" draw:fill-color="#ffffff" draw:auto-grow-width="true" fo:min-height="0.952cm" fo:min-width="3.0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6cm"/>
    </style:style>
    <style:style style:name="gr6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356cm" fo:min-width="0.56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color="#000000" draw:fill="none" draw:textarea-vertical-align="middle"/>
    </style:style>
    <style:style style:name="gr30" style:family="graphic" style:parent-style-name="standard">
      <style:graphic-properties draw:stroke="none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4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3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4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2cm" fo:min-width="0.4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496cm"/>
    </style:style>
    <style:style style:name="gr4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>
      <style:graphic-properties draw:stroke="none" draw:fill="none" draw:fill-color="#ffffff" draw:auto-grow-width="true" fo:min-height="0.952cm" fo:min-width="9.296cm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81cm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8cm"/>
    </style:style>
    <style:style style:name="gr7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8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39cm" fo:min-width="0.808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6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3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622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7cm" fo:min-width="0.472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26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438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39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1cm" fo:min-width="0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496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496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616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59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408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616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391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616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text-properties fo:color="#336699" fo:font-size="14pt" style:font-size-asian="14pt" style:font-size-complex="14pt"/>
    </style:style>
    <style:style style:name="P4" style:family="paragraph">
      <style:text-properties fo:color="#336699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7pt" style:font-size-asian="7pt" style:font-size-complex="7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color="#336699" fo:font-size="11pt" style:font-size-asian="11pt" style:font-size-complex="11pt"/>
    </style:style>
    <style:style style:name="T1" style:family="text">
      <style:text-properties fo:color="#336699"/>
    </style:style>
    <style:style style:name="T2" style:family="text">
      <style:text-properties fo:color="#336699" fo:font-size="14pt" style:font-size-asian="14pt" style:font-size-complex="14pt"/>
    </style:style>
    <style:style style:name="T3" style:family="text">
      <style:text-properties fo:color="#336699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66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393cm" svg:height="0.963cm" svg:x="17.347cm" svg:y="27.737cm">
          <draw:text-box>
            <text:p text:style-name="P1"><text:span text:style-name="T1"><text:page-number>1</text:page-number></text:span></text:p>
          </draw:text-box>
        </draw:frame>
        <draw:line draw:style-name="gr2" draw:text-style-name="P2" draw:layer="layout" svg:x1="0.986cm" svg:y1="27.737cm" svg:x2="19.986cm" svg:y2="27.737cm">
          <text:p/>
        </draw:line>
        <draw:rect draw:style-name="gr3" draw:text-style-name="P2" draw:layer="layout" svg:width="19cm" svg:height="27.7cm" svg:x="0.986cm" svg:y="0.987cm">
          <text:p/>
        </draw:rect>
        <draw:line draw:style-name="gr2" draw:text-style-name="P2" draw:layer="layout" svg:x1="14.486cm" svg:y1="27.737cm" svg:x2="14.486cm" svg:y2="28.687cm">
          <text:p/>
        </draw:line>
        <draw:line draw:style-name="gr2" draw:text-style-name="P2" draw:layer="layout" svg:x1="5.236cm" svg:y1="27.737cm" svg:x2="5.236cm" svg:y2="28.687cm">
          <text:p/>
        </draw:line>
        <draw:line draw:style-name="gr2" draw:text-style-name="P2" draw:layer="layout" svg:x1="0.986cm" svg:y1="1.737cm" svg:x2="19.986cm" svg:y2="1.737cm">
          <text:p/>
        </draw:line>
        <draw:frame draw:style-name="gr4" draw:text-style-name="P3" draw:layer="layout" svg:width="3.524cm" svg:height="1.202cm" svg:x="8.712cm" svg:y="1.035cm">
          <draw:text-box>
            <text:p text:style-name="P1"><text:span text:style-name="T2">Ejercicio 3</text:span></text:p>
          </draw:text-box>
        </draw:frame>
        <draw:frame draw:style-name="gr5" draw:text-style-name="P4" draw:layer="layout" svg:width="7.36cm" svg:height="0.725cm" svg:x="12.386cm" svg:y="0.987cm">
          <draw:text-box>
            <text:p text:style-name="P1"><text:span text:style-name="T3">Open Office Draw – SFC-GRAFCET</text:span></text:p>
          </draw:text-box>
        </draw:frame>
        <draw:line draw:style-name="gr2" draw:text-style-name="P2" draw:layer="layout" svg:x1="12.036cm" svg:y1="0.987cm" svg:x2="12.036cm" svg:y2="1.737cm">
          <text:p/>
        </draw:line>
        <draw:g>
          <draw:glue-point draw:id="4" svg:x="-2.666cm" svg:y="5.002cm"/>
          <draw:g>
            <draw:glue-point draw:id="4" svg:x="0cm" svg:y="5.002cm"/>
            <draw:line draw:style-name="gr6" draw:text-style-name="P5" draw:layer="layout" svg:x1="3.368cm" svg:y1="4.053cm" svg:x2="3.368cm" svg:y2="4.736cm">
              <text:p/>
            </draw:line>
            <draw:line draw:style-name="gr7" draw:text-style-name="P5" draw:layer="layout" svg:x1="3.192cm" svg:y1="4.394cm" svg:x2="3.545cm" svg:y2="4.394cm">
              <text:p/>
            </draw:line>
            <draw:g>
              <draw:rect draw:style-name="gr8" draw:text-style-name="P5" draw:layer="layout" svg:width="0.706cm" svg:height="0.683cm" svg:x="3.016cm" svg:y="3.371cm">
                <text:p/>
              </draw:rect>
              <draw:rect draw:style-name="gr9" draw:text-style-name="P7" draw:layer="layout" svg:width="0.568cm" svg:height="0.568cm" svg:x="3.085cm" svg:y="3.428cm">
                <text:p text:style-name="P6"><text:span text:style-name="T4">0</text:span></text:p>
              </draw:rect>
            </draw:g>
          </draw:g>
          <draw:frame draw:style-name="gr10" draw:text-style-name="P9" draw:layer="layout" svg:width="1.061cm" svg:height="0.64cm" svg:x="3.546cm" svg:y="4.173cm">
            <draw:text-box>
              <text:p text:style-name="P8"><text:span text:style-name="T5">M</text:span></text:p>
            </draw:text-box>
          </draw:frame>
        </draw:g>
        <draw:rect draw:style-name="gr11" draw:text-style-name="P10" draw:layer="layout" svg:width="0.94cm" svg:height="0.854cm" svg:x="2.883cm" svg:y="4.721cm">
          <text:p text:style-name="P6"><text:span text:style-name="T6">A</text:span></text:p>
        </draw:rect>
        <draw:g>
          <draw:line draw:style-name="gr12" draw:text-style-name="P5" draw:layer="layout" svg:x1="3.339cm" svg:y1="5.575cm" svg:x2="3.339cm" svg:y2="6.43cm">
            <text:p/>
          </draw:line>
          <draw:line draw:style-name="gr13" draw:text-style-name="P5" draw:layer="layout" svg:x1="3.165cm" svg:y1="6.002cm" svg:x2="3.513cm" svg:y2="6.002cm">
            <text:p/>
          </draw:line>
          <draw:frame draw:style-name="gr14" draw:text-style-name="P9" draw:layer="layout" svg:width="0.973cm" svg:height="0.64cm" svg:x="3.513cm" svg:y="5.71cm">
            <draw:text-box>
              <text:p text:style-name="P8"><text:span text:style-name="T5">A1</text:span></text:p>
            </draw:text-box>
          </draw:frame>
        </draw:g>
        <draw:rect draw:style-name="gr15" draw:text-style-name="P10" draw:layer="layout" svg:width="0.94cm" svg:height="0.856cm" svg:x="2.883cm" svg:y="6.446cm">
          <text:p text:style-name="P6"><text:span text:style-name="T6">B</text:span></text:p>
        </draw:rect>
        <draw:g>
          <draw:line draw:style-name="gr16" draw:text-style-name="P5" draw:layer="layout" svg:x1="3.339cm" svg:y1="7.302cm" svg:x2="3.339cm" svg:y2="8.157cm">
            <text:p/>
          </draw:line>
          <draw:line draw:style-name="gr17" draw:text-style-name="P5" draw:layer="layout" svg:x1="3.165cm" svg:y1="7.729cm" svg:x2="3.513cm" svg:y2="7.729cm">
            <text:p/>
          </draw:line>
          <draw:frame draw:style-name="gr18" draw:text-style-name="P9" draw:layer="layout" svg:width="0.973cm" svg:height="0.64cm" svg:x="3.513cm" svg:y="7.437cm">
            <draw:text-box>
              <text:p text:style-name="P8"><text:span text:style-name="T5">A0</text:span></text:p>
            </draw:text-box>
          </draw:frame>
        </draw:g>
        <draw:g>
          <draw:line draw:style-name="gr19" draw:text-style-name="P5" draw:layer="layout" svg:x1="3.858cm" svg:y1="6.917cm" svg:x2="4.162cm" svg:y2="6.917cm">
            <text:p/>
          </draw:line>
        </draw:g>
        <draw:rect draw:style-name="gr20" draw:text-style-name="P10" draw:layer="layout" svg:width="1.364cm" svg:height="0.864cm" svg:x="4.184cm" svg:y="6.489cm">
          <text:p text:style-name="P6"><text:span text:style-name="T6">RETR. A</text:span></text:p>
        </draw:rect>
        <draw:rect draw:style-name="gr21" draw:text-style-name="P10" draw:layer="layout" svg:width="0.94cm" svg:height="0.856cm" svg:x="2.883cm" svg:y="8.135cm">
          <text:p text:style-name="P6"><text:span text:style-name="T6">WAIT</text:span></text:p>
        </draw:rect>
        <draw:g>
          <draw:line draw:style-name="gr22" draw:text-style-name="P5" draw:layer="layout" svg:x1="3.339cm" svg:y1="8.991cm" svg:x2="3.339cm" svg:y2="9.846cm">
            <text:p/>
          </draw:line>
          <draw:line draw:style-name="gr23" draw:text-style-name="P5" draw:layer="layout" svg:x1="3.165cm" svg:y1="9.418cm" svg:x2="3.513cm" svg:y2="9.418cm">
            <text:p/>
          </draw:line>
          <draw:frame draw:style-name="gr24" draw:text-style-name="P9" draw:layer="layout" svg:width="0.973cm" svg:height="0.64cm" svg:x="3.513cm" svg:y="9.125cm">
            <draw:text-box>
              <text:p text:style-name="P8"><text:span text:style-name="T5">M</text:span></text:p>
            </draw:text-box>
          </draw:frame>
        </draw:g>
        <draw:g>
          <draw:line draw:style-name="gr25" draw:text-style-name="P5" draw:layer="layout" svg:x1="3.363cm" svg:y1="10.667cm" svg:x2="3.363cm" svg:y2="11.578cm">
            <text:p/>
          </draw:line>
          <draw:line draw:style-name="gr26" draw:text-style-name="P5" draw:layer="layout" svg:x1="3.162cm" svg:y1="11.123cm" svg:x2="3.564cm" svg:y2="11.123cm">
            <text:p/>
          </draw:line>
          <draw:frame draw:style-name="gr27" draw:text-style-name="P9" draw:layer="layout" svg:width="1.122cm" svg:height="0.64cm" svg:x="3.564cm" svg:y="10.812cm">
            <draw:text-box>
              <text:p text:style-name="P8"><text:span text:style-name="T5">A2</text:span></text:p>
            </draw:text-box>
          </draw:frame>
        </draw:g>
        <draw:line draw:style-name="gr28" draw:text-style-name="P2" draw:layer="layout" svg:x1="14.89cm" svg:y1="27.44cm" svg:x2="14.89cm" svg:y2="1.94cm">
          <text:p/>
        </draw:line>
        <draw:line draw:style-name="gr28" draw:text-style-name="P2" draw:layer="layout" svg:x1="19.29cm" svg:y1="27.44cm" svg:x2="19.29cm" svg:y2="1.94cm">
          <text:p/>
        </draw:line>
        <draw:line draw:style-name="gr2" draw:text-style-name="P2" draw:layer="layout" svg:x1="14.932cm" svg:y1="3.686cm" svg:x2="15.45cm" svg:y2="3.686cm">
          <text:p/>
        </draw:line>
        <draw:line draw:style-name="gr2" draw:text-style-name="P2" draw:layer="layout" svg:x1="15.45cm" svg:y1="3.447cm" svg:x2="15.45cm" svg:y2="3.923cm">
          <text:p/>
        </draw:line>
        <draw:line draw:style-name="gr2" draw:text-style-name="P2" draw:layer="layout" svg:x1="15.666cm" svg:y1="3.447cm" svg:x2="15.666cm" svg:y2="3.923cm">
          <text:p/>
        </draw:line>
        <draw:line draw:style-name="gr2" draw:text-style-name="P2" draw:layer="layout" svg:x1="15.665cm" svg:y1="3.686cm" svg:x2="16.56cm" svg:y2="3.686cm">
          <text:p/>
        </draw:line>
        <draw:line draw:style-name="gr2" draw:text-style-name="P2" draw:layer="layout" svg:x1="16.56cm" svg:y1="3.447cm" svg:x2="16.56cm" svg:y2="3.923cm">
          <text:p/>
        </draw:line>
        <draw:line draw:style-name="gr2" draw:text-style-name="P2" draw:layer="layout" svg:x1="16.776cm" svg:y1="3.447cm" svg:x2="16.776cm" svg:y2="3.923cm">
          <text:p/>
        </draw:line>
        <draw:line draw:style-name="gr2" draw:text-style-name="P2" draw:layer="layout" svg:x1="16.777cm" svg:y1="3.686cm" svg:x2="17.767cm" svg:y2="3.686cm">
          <text:p/>
        </draw:line>
        <draw:ellipse draw:style-name="gr29" draw:text-style-name="P2" draw:layer="layout" svg:width="0.803cm" svg:height="0.725cm" svg:x="17.765cm" svg:y="3.327cm">
          <text:p/>
        </draw:ellipse>
        <draw:line draw:style-name="gr2" draw:text-style-name="P2" draw:layer="layout" svg:x1="18.589cm" svg:y1="3.686cm" svg:x2="19.249cm" svg:y2="3.686cm">
          <text:p/>
        </draw:line>
        <draw:rect draw:style-name="gr30" draw:text-style-name="P2" draw:layer="layout" svg:width="0.378cm" svg:height="1.008cm" svg:x="17.982cm" svg:y="3.245cm">
          <text:p/>
        </draw:rect>
        <draw:ellipse draw:style-name="gr29" draw:text-style-name="P2" draw:layer="layout" svg:width="0.802cm" svg:height="0.723cm" svg:x="17.766cm" svg:y="4.052cm">
          <text:p/>
        </draw:ellipse>
        <draw:line draw:style-name="gr2" draw:text-style-name="P2" draw:layer="layout" svg:x1="18.59cm" svg:y1="4.41cm" svg:x2="19.25cm" svg:y2="4.41cm">
          <text:p/>
        </draw:line>
        <draw:rect draw:style-name="gr30" draw:text-style-name="P2" draw:layer="layout" svg:width="0.377cm" svg:height="1.006cm" svg:x="17.983cm" svg:y="3.971cm">
          <text:p/>
        </draw:rect>
        <draw:line draw:style-name="gr2" draw:text-style-name="P2" draw:layer="layout" svg:x1="17.765cm" svg:y1="4.413cm" svg:x2="17.482cm" svg:y2="4.413cm">
          <text:p/>
        </draw:line>
        <draw:line draw:style-name="gr2" draw:text-style-name="P2" draw:layer="layout" svg:x1="17.482cm" svg:y1="3.673cm" svg:x2="17.482cm" svg:y2="4.413cm">
          <text:p/>
        </draw:line>
        <draw:rect draw:style-name="gr30" draw:text-style-name="P2" draw:layer="layout" svg:width="0.378cm" svg:height="1.004cm" svg:x="17.982cm" svg:y="4.697cm">
          <text:p/>
        </draw:rect>
        <draw:frame draw:style-name="gr31" draw:text-style-name="P11" draw:layer="layout" svg:width="0.938cm" svg:height="0.603cm" svg:x="15.136cm" svg:y="3.85cm">
          <draw:text-box>
            <text:p><text:span text:style-name="T7">M1</text:span></text:p>
          </draw:text-box>
        </draw:frame>
        <draw:frame draw:style-name="gr32" draw:text-style-name="P11" draw:layer="layout" svg:width="0.891cm" svg:height="0.603cm" svg:x="16.268cm" svg:y="3.85cm">
          <draw:text-box>
            <text:p><text:span text:style-name="T7">A1</text:span></text:p>
          </draw:text-box>
        </draw:frame>
        <draw:frame draw:style-name="gr33" draw:text-style-name="P12" draw:layer="layout" svg:width="0.925cm" svg:height="0.809cm" svg:x="17.812cm" svg:y="3.366cm">
          <draw:text-box>
            <text:p><text:span text:style-name="T8">Set</text:span></text:p>
            <text:p text:style-name="P2"><text:span text:style-name="T8">M2</text:span></text:p>
          </draw:text-box>
        </draw:frame>
        <draw:frame draw:style-name="gr34" draw:text-style-name="P13" draw:layer="layout" svg:width="1.273cm" svg:height="1.052cm" svg:x="17.624cm" svg:y="4.093cm">
          <draw:text-box>
            <text:p text:style-name="P2"><text:span text:style-name="T8">Reset</text:span></text:p>
            <text:p text:style-name="P2"><text:span text:style-name="T8">M1</text:span></text:p>
          </draw:text-box>
        </draw:frame>
        <draw:line draw:style-name="gr2" draw:text-style-name="P2" draw:layer="layout" svg:x1="14.932cm" svg:y1="5.134cm" svg:x2="15.45cm" svg:y2="5.134cm">
          <text:p/>
        </draw:line>
        <draw:line draw:style-name="gr2" draw:text-style-name="P2" draw:layer="layout" svg:x1="15.45cm" svg:y1="4.896cm" svg:x2="15.45cm" svg:y2="5.372cm">
          <text:p/>
        </draw:line>
        <draw:line draw:style-name="gr2" draw:text-style-name="P2" draw:layer="layout" svg:x1="15.666cm" svg:y1="4.896cm" svg:x2="15.666cm" svg:y2="5.372cm">
          <text:p/>
        </draw:line>
        <draw:line draw:style-name="gr2" draw:text-style-name="P2" draw:layer="layout" svg:x1="15.665cm" svg:y1="5.134cm" svg:x2="16.56cm" svg:y2="5.134cm">
          <text:p/>
        </draw:line>
        <draw:line draw:style-name="gr2" draw:text-style-name="P2" draw:layer="layout" svg:x1="16.56cm" svg:y1="4.896cm" svg:x2="16.56cm" svg:y2="5.372cm">
          <text:p/>
        </draw:line>
        <draw:line draw:style-name="gr2" draw:text-style-name="P2" draw:layer="layout" svg:x1="16.776cm" svg:y1="4.896cm" svg:x2="16.776cm" svg:y2="5.372cm">
          <text:p/>
        </draw:line>
        <draw:line draw:style-name="gr2" draw:text-style-name="P2" draw:layer="layout" svg:x1="16.777cm" svg:y1="5.134cm" svg:x2="17.767cm" svg:y2="5.134cm">
          <text:p/>
        </draw:line>
        <draw:ellipse draw:style-name="gr29" draw:text-style-name="P2" draw:layer="layout" svg:width="0.803cm" svg:height="0.725cm" svg:x="17.765cm" svg:y="4.775cm">
          <text:p/>
        </draw:ellipse>
        <draw:line draw:style-name="gr2" draw:text-style-name="P2" draw:layer="layout" svg:x1="18.589cm" svg:y1="5.134cm" svg:x2="19.249cm" svg:y2="5.134cm">
          <text:p/>
        </draw:line>
        <draw:rect draw:style-name="gr30" draw:text-style-name="P2" draw:layer="layout" svg:width="0.378cm" svg:height="1.005cm" svg:x="17.982cm" svg:y="4.696cm">
          <text:p/>
        </draw:rect>
        <draw:ellipse draw:style-name="gr29" draw:text-style-name="P2" draw:layer="layout" svg:width="0.802cm" svg:height="0.724cm" svg:x="17.766cm" svg:y="5.5cm">
          <text:p/>
        </draw:ellipse>
        <draw:line draw:style-name="gr2" draw:text-style-name="P2" draw:layer="layout" svg:x1="18.59cm" svg:y1="5.859cm" svg:x2="19.25cm" svg:y2="5.859cm">
          <text:p/>
        </draw:line>
        <draw:rect draw:style-name="gr30" draw:text-style-name="P2" draw:layer="layout" svg:width="0.377cm" svg:height="1.006cm" svg:x="17.983cm" svg:y="5.419cm">
          <text:p/>
        </draw:rect>
        <draw:line draw:style-name="gr2" draw:text-style-name="P2" draw:layer="layout" svg:x1="17.765cm" svg:y1="5.862cm" svg:x2="17.482cm" svg:y2="5.862cm">
          <text:p/>
        </draw:line>
        <draw:line draw:style-name="gr2" draw:text-style-name="P2" draw:layer="layout" svg:x1="17.482cm" svg:y1="5.122cm" svg:x2="17.482cm" svg:y2="5.862cm">
          <text:p/>
        </draw:line>
        <draw:frame draw:style-name="gr31" draw:text-style-name="P11" draw:layer="layout" svg:width="0.938cm" svg:height="0.603cm" svg:x="15.23cm" svg:y="5.299cm">
          <draw:text-box>
            <text:p><text:span text:style-name="T7">M2</text:span></text:p>
          </draw:text-box>
        </draw:frame>
        <draw:frame draw:style-name="gr32" draw:text-style-name="P11" draw:layer="layout" svg:width="0.891cm" svg:height="0.603cm" svg:x="16.268cm" svg:y="5.3cm">
          <draw:text-box>
            <text:p><text:span text:style-name="T7">A0</text:span></text:p>
          </draw:text-box>
        </draw:frame>
        <draw:frame draw:style-name="gr33" draw:text-style-name="P12" draw:layer="layout" svg:width="0.925cm" svg:height="0.809cm" svg:x="17.812cm" svg:y="4.816cm">
          <draw:text-box>
            <text:p><text:span text:style-name="T8">Set</text:span></text:p>
            <text:p text:style-name="P2"><text:span text:style-name="T8">M3</text:span></text:p>
          </draw:text-box>
        </draw:frame>
        <draw:frame draw:style-name="gr34" draw:text-style-name="P13" draw:layer="layout" svg:width="1.273cm" svg:height="1.052cm" svg:x="17.624cm" svg:y="5.541cm">
          <draw:text-box>
            <text:p text:style-name="P2"><text:span text:style-name="T8">Reset</text:span></text:p>
            <text:p text:style-name="P2"><text:span text:style-name="T8">M2</text:span></text:p>
          </draw:text-box>
        </draw:frame>
        <draw:line draw:style-name="gr2" draw:text-style-name="P2" draw:layer="layout" svg:x1="14.932cm" svg:y1="6.583cm" svg:x2="15.45cm" svg:y2="6.583cm">
          <text:p/>
        </draw:line>
        <draw:line draw:style-name="gr2" draw:text-style-name="P2" draw:layer="layout" svg:x1="15.45cm" svg:y1="6.345cm" svg:x2="15.45cm" svg:y2="6.821cm">
          <text:p/>
        </draw:line>
        <draw:line draw:style-name="gr2" draw:text-style-name="P2" draw:layer="layout" svg:x1="15.666cm" svg:y1="6.345cm" svg:x2="15.666cm" svg:y2="6.821cm">
          <text:p/>
        </draw:line>
        <draw:line draw:style-name="gr2" draw:text-style-name="P2" draw:layer="layout" svg:x1="15.665cm" svg:y1="6.583cm" svg:x2="16.56cm" svg:y2="6.583cm">
          <text:p/>
        </draw:line>
        <draw:line draw:style-name="gr2" draw:text-style-name="P2" draw:layer="layout" svg:x1="16.56cm" svg:y1="6.345cm" svg:x2="16.56cm" svg:y2="6.821cm">
          <text:p/>
        </draw:line>
        <draw:line draw:style-name="gr2" draw:text-style-name="P2" draw:layer="layout" svg:x1="16.776cm" svg:y1="6.345cm" svg:x2="16.776cm" svg:y2="6.821cm">
          <text:p/>
        </draw:line>
        <draw:line draw:style-name="gr2" draw:text-style-name="P2" draw:layer="layout" svg:x1="16.777cm" svg:y1="6.583cm" svg:x2="17.767cm" svg:y2="6.583cm">
          <text:p/>
        </draw:line>
        <draw:ellipse draw:style-name="gr29" draw:text-style-name="P2" draw:layer="layout" svg:width="0.803cm" svg:height="0.724cm" svg:x="17.765cm" svg:y="6.224cm">
          <text:p/>
        </draw:ellipse>
        <draw:line draw:style-name="gr2" draw:text-style-name="P2" draw:layer="layout" svg:x1="18.589cm" svg:y1="6.583cm" svg:x2="19.249cm" svg:y2="6.583cm">
          <text:p/>
        </draw:line>
        <draw:rect draw:style-name="gr30" draw:text-style-name="P2" draw:layer="layout" svg:width="0.378cm" svg:height="1.007cm" svg:x="17.982cm" svg:y="6.143cm">
          <text:p/>
        </draw:rect>
        <draw:ellipse draw:style-name="gr29" draw:text-style-name="P2" draw:layer="layout" svg:width="0.802cm" svg:height="0.724cm" svg:x="17.766cm" svg:y="6.948cm">
          <text:p/>
        </draw:ellipse>
        <draw:line draw:style-name="gr2" draw:text-style-name="P2" draw:layer="layout" svg:x1="18.59cm" svg:y1="7.308cm" svg:x2="19.25cm" svg:y2="7.308cm">
          <text:p/>
        </draw:line>
        <draw:rect draw:style-name="gr30" draw:text-style-name="P2" draw:layer="layout" svg:width="0.377cm" svg:height="1.006cm" svg:x="17.983cm" svg:y="6.869cm">
          <text:p/>
        </draw:rect>
        <draw:line draw:style-name="gr2" draw:text-style-name="P2" draw:layer="layout" svg:x1="17.765cm" svg:y1="7.311cm" svg:x2="17.482cm" svg:y2="7.311cm">
          <text:p/>
        </draw:line>
        <draw:line draw:style-name="gr2" draw:text-style-name="P2" draw:layer="layout" svg:x1="17.482cm" svg:y1="6.57cm" svg:x2="17.482cm" svg:y2="7.31cm">
          <text:p/>
        </draw:line>
        <draw:rect draw:style-name="gr30" draw:text-style-name="P2" draw:layer="layout" svg:width="0.378cm" svg:height="1.006cm" svg:x="17.982cm" svg:y="7.593cm">
          <text:p/>
        </draw:rect>
        <draw:frame draw:style-name="gr31" draw:text-style-name="P11" draw:layer="layout" svg:width="0.938cm" svg:height="0.603cm" svg:x="15.136cm" svg:y="6.747cm">
          <draw:text-box>
            <text:p><text:span text:style-name="T7">M3</text:span></text:p>
          </draw:text-box>
        </draw:frame>
        <draw:frame draw:style-name="gr35" draw:text-style-name="P11" draw:layer="layout" svg:width="0.76cm" svg:height="0.603cm" svg:x="16.268cm" svg:y="6.748cm">
          <draw:text-box>
            <text:p><text:span text:style-name="T7">M</text:span></text:p>
          </draw:text-box>
        </draw:frame>
        <draw:frame draw:style-name="gr36" draw:text-style-name="P12" draw:layer="layout" svg:width="0.925cm" svg:height="0.809cm" svg:x="17.812cm" svg:y="6.264cm">
          <draw:text-box>
            <text:p><text:span text:style-name="T8">Set</text:span></text:p>
            <text:p text:style-name="P2"><text:span text:style-name="T8">M4</text:span></text:p>
          </draw:text-box>
        </draw:frame>
        <draw:frame draw:style-name="gr34" draw:text-style-name="P13" draw:layer="layout" svg:width="1.273cm" svg:height="1.052cm" svg:x="17.624cm" svg:y="6.99cm">
          <draw:text-box>
            <text:p text:style-name="P2"><text:span text:style-name="T8">Reset</text:span></text:p>
            <text:p text:style-name="P2"><text:span text:style-name="T8">M3</text:span></text:p>
          </draw:text-box>
        </draw:frame>
        <draw:line draw:style-name="gr2" draw:text-style-name="P2" draw:layer="layout" svg:x1="14.932cm" svg:y1="8.032cm" svg:x2="15.45cm" svg:y2="8.032cm">
          <text:p/>
        </draw:line>
        <draw:line draw:style-name="gr2" draw:text-style-name="P2" draw:layer="layout" svg:x1="15.45cm" svg:y1="7.794cm" svg:x2="15.45cm" svg:y2="8.27cm">
          <text:p/>
        </draw:line>
        <draw:line draw:style-name="gr2" draw:text-style-name="P2" draw:layer="layout" svg:x1="15.666cm" svg:y1="7.794cm" svg:x2="15.666cm" svg:y2="8.27cm">
          <text:p/>
        </draw:line>
        <draw:line draw:style-name="gr2" draw:text-style-name="P2" draw:layer="layout" svg:x1="15.665cm" svg:y1="8.032cm" svg:x2="16.56cm" svg:y2="8.032cm">
          <text:p/>
        </draw:line>
        <draw:line draw:style-name="gr2" draw:text-style-name="P2" draw:layer="layout" svg:x1="16.56cm" svg:y1="7.794cm" svg:x2="16.56cm" svg:y2="8.27cm">
          <text:p/>
        </draw:line>
        <draw:line draw:style-name="gr2" draw:text-style-name="P2" draw:layer="layout" svg:x1="16.776cm" svg:y1="7.794cm" svg:x2="16.776cm" svg:y2="8.27cm">
          <text:p/>
        </draw:line>
        <draw:line draw:style-name="gr2" draw:text-style-name="P2" draw:layer="layout" svg:x1="16.777cm" svg:y1="8.032cm" svg:x2="17.767cm" svg:y2="8.032cm">
          <text:p/>
        </draw:line>
        <draw:ellipse draw:style-name="gr29" draw:text-style-name="P2" draw:layer="layout" svg:width="0.803cm" svg:height="0.726cm" svg:x="17.765cm" svg:y="7.672cm">
          <text:p/>
        </draw:ellipse>
        <draw:line draw:style-name="gr2" draw:text-style-name="P2" draw:layer="layout" svg:x1="18.589cm" svg:y1="8.032cm" svg:x2="19.249cm" svg:y2="8.032cm">
          <text:p/>
        </draw:line>
        <draw:rect draw:style-name="gr30" draw:text-style-name="P2" draw:layer="layout" svg:width="0.378cm" svg:height="1.006cm" svg:x="17.982cm" svg:y="7.592cm">
          <text:p/>
        </draw:rect>
        <draw:ellipse draw:style-name="gr29" draw:text-style-name="P2" draw:layer="layout" svg:width="0.802cm" svg:height="0.724cm" svg:x="17.766cm" svg:y="8.398cm">
          <text:p/>
        </draw:ellipse>
        <draw:line draw:style-name="gr2" draw:text-style-name="P2" draw:layer="layout" svg:x1="18.59cm" svg:y1="8.756cm" svg:x2="19.25cm" svg:y2="8.756cm">
          <text:p/>
        </draw:line>
        <draw:rect draw:style-name="gr30" draw:text-style-name="P2" draw:layer="layout" svg:width="0.377cm" svg:height="1.007cm" svg:x="17.983cm" svg:y="8.316cm">
          <text:p/>
        </draw:rect>
        <draw:line draw:style-name="gr2" draw:text-style-name="P2" draw:layer="layout" svg:x1="17.765cm" svg:y1="8.759cm" svg:x2="17.482cm" svg:y2="8.759cm">
          <text:p/>
        </draw:line>
        <draw:line draw:style-name="gr2" draw:text-style-name="P2" draw:layer="layout" svg:x1="17.482cm" svg:y1="8.019cm" svg:x2="17.482cm" svg:y2="8.759cm">
          <text:p/>
        </draw:line>
        <draw:frame draw:style-name="gr31" draw:text-style-name="P11" draw:layer="layout" svg:width="0.938cm" svg:height="0.603cm" svg:x="15.136cm" svg:y="8.196cm">
          <draw:text-box>
            <text:p><text:span text:style-name="T7">M4</text:span></text:p>
          </draw:text-box>
        </draw:frame>
        <draw:frame draw:style-name="gr32" draw:text-style-name="P11" draw:layer="layout" svg:width="0.891cm" svg:height="0.603cm" svg:x="16.268cm" svg:y="8.197cm">
          <draw:text-box>
            <text:p><text:span text:style-name="T7">A2</text:span></text:p>
          </draw:text-box>
        </draw:frame>
        <draw:frame draw:style-name="gr37" draw:text-style-name="P12" draw:layer="layout" svg:width="0.925cm" svg:height="0.809cm" svg:x="17.812cm" svg:y="7.712cm">
          <draw:text-box>
            <text:p><text:span text:style-name="T8">Set</text:span></text:p>
            <text:p text:style-name="P2"><text:span text:style-name="T8">M5</text:span></text:p>
          </draw:text-box>
        </draw:frame>
        <draw:frame draw:style-name="gr38" draw:text-style-name="P13" draw:layer="layout" svg:width="1.273cm" svg:height="1.053cm" svg:x="17.624cm" svg:y="8.437cm">
          <draw:text-box>
            <text:p text:style-name="P2"><text:span text:style-name="T8">Reset</text:span></text:p>
            <text:p text:style-name="P2"><text:span text:style-name="T8">M4</text:span></text:p>
          </draw:text-box>
        </draw:frame>
        <draw:line draw:style-name="gr2" draw:text-style-name="P2" draw:layer="layout" svg:x1="14.932cm" svg:y1="9.481cm" svg:x2="15.45cm" svg:y2="9.481cm">
          <text:p/>
        </draw:line>
        <draw:line draw:style-name="gr2" draw:text-style-name="P2" draw:layer="layout" svg:x1="15.45cm" svg:y1="9.242cm" svg:x2="15.45cm" svg:y2="9.718cm">
          <text:p/>
        </draw:line>
        <draw:line draw:style-name="gr2" draw:text-style-name="P2" draw:layer="layout" svg:x1="15.666cm" svg:y1="9.242cm" svg:x2="15.666cm" svg:y2="9.718cm">
          <text:p/>
        </draw:line>
        <draw:line draw:style-name="gr2" draw:text-style-name="P2" draw:layer="layout" svg:x1="15.665cm" svg:y1="9.481cm" svg:x2="16.56cm" svg:y2="9.481cm">
          <text:p/>
        </draw:line>
        <draw:line draw:style-name="gr2" draw:text-style-name="P2" draw:layer="layout" svg:x1="16.56cm" svg:y1="9.242cm" svg:x2="16.56cm" svg:y2="9.718cm">
          <text:p/>
        </draw:line>
        <draw:line draw:style-name="gr2" draw:text-style-name="P2" draw:layer="layout" svg:x1="16.776cm" svg:y1="9.242cm" svg:x2="16.776cm" svg:y2="9.718cm">
          <text:p/>
        </draw:line>
        <draw:line draw:style-name="gr2" draw:text-style-name="P2" draw:layer="layout" svg:x1="16.777cm" svg:y1="9.481cm" svg:x2="17.767cm" svg:y2="9.481cm">
          <text:p/>
        </draw:line>
        <draw:ellipse draw:style-name="gr29" draw:text-style-name="P2" draw:layer="layout" svg:width="0.803cm" svg:height="0.724cm" svg:x="17.765cm" svg:y="9.122cm">
          <text:p/>
        </draw:ellipse>
        <draw:line draw:style-name="gr2" draw:text-style-name="P2" draw:layer="layout" svg:x1="18.589cm" svg:y1="9.481cm" svg:x2="19.249cm" svg:y2="9.481cm">
          <text:p/>
        </draw:line>
        <draw:rect draw:style-name="gr30" draw:text-style-name="P2" draw:layer="layout" svg:width="0.378cm" svg:height="1.006cm" svg:x="17.982cm" svg:y="9.042cm">
          <text:p/>
        </draw:rect>
        <draw:ellipse draw:style-name="gr29" draw:text-style-name="P2" draw:layer="layout" svg:width="0.802cm" svg:height="0.725cm" svg:x="17.766cm" svg:y="9.846cm">
          <text:p/>
        </draw:ellipse>
        <draw:line draw:style-name="gr2" draw:text-style-name="P2" draw:layer="layout" svg:x1="18.59cm" svg:y1="10.205cm" svg:x2="19.25cm" svg:y2="10.205cm">
          <text:p/>
        </draw:line>
        <draw:rect draw:style-name="gr30" draw:text-style-name="P2" draw:layer="layout" svg:width="0.377cm" svg:height="1.005cm" svg:x="17.983cm" svg:y="9.766cm">
          <text:p/>
        </draw:rect>
        <draw:line draw:style-name="gr2" draw:text-style-name="P2" draw:layer="layout" svg:x1="17.765cm" svg:y1="10.208cm" svg:x2="17.482cm" svg:y2="10.208cm">
          <text:p/>
        </draw:line>
        <draw:line draw:style-name="gr2" draw:text-style-name="P2" draw:layer="layout" svg:x1="17.482cm" svg:y1="9.468cm" svg:x2="17.482cm" svg:y2="10.208cm">
          <text:p/>
        </draw:line>
        <draw:frame draw:style-name="gr31" draw:text-style-name="P11" draw:layer="layout" svg:width="0.938cm" svg:height="0.603cm" svg:x="15.136cm" svg:y="9.645cm">
          <draw:text-box>
            <text:p><text:span text:style-name="T7">M5</text:span></text:p>
          </draw:text-box>
        </draw:frame>
        <draw:frame draw:style-name="gr32" draw:text-style-name="P11" draw:layer="layout" svg:width="0.891cm" svg:height="0.603cm" svg:x="16.268cm" svg:y="9.646cm">
          <draw:text-box>
            <text:p><text:span text:style-name="T7">A0</text:span></text:p>
          </draw:text-box>
        </draw:frame>
        <draw:frame draw:style-name="gr39" draw:text-style-name="P12" draw:layer="layout" svg:width="0.925cm" svg:height="0.809cm" svg:x="17.812cm" svg:y="9.163cm">
          <draw:text-box>
            <text:p><text:span text:style-name="T8">Set</text:span></text:p>
            <text:p text:style-name="P2"><text:span text:style-name="T8">M6</text:span></text:p>
          </draw:text-box>
        </draw:frame>
        <draw:frame draw:style-name="gr40" draw:text-style-name="P13" draw:layer="layout" svg:width="1.273cm" svg:height="0.809cm" svg:x="17.624cm" svg:y="9.879cm">
          <draw:text-box>
            <text:p text:style-name="P2"><text:span text:style-name="T8">Reset</text:span></text:p>
            <text:p text:style-name="P2"><text:span text:style-name="T8">M5</text:span></text:p>
          </draw:text-box>
        </draw:frame>
        <draw:line draw:style-name="gr2" draw:text-style-name="P2" draw:layer="layout" svg:x1="14.934cm" svg:y1="23.149cm" svg:x2="15.452cm" svg:y2="23.149cm">
          <text:p/>
        </draw:line>
        <draw:line draw:style-name="gr2" draw:text-style-name="P2" draw:layer="layout" svg:x1="15.452cm" svg:y1="22.957cm" svg:x2="15.452cm" svg:y2="23.339cm">
          <text:p/>
        </draw:line>
        <draw:line draw:style-name="gr2" draw:text-style-name="P2" draw:layer="layout" svg:x1="15.668cm" svg:y1="22.957cm" svg:x2="15.668cm" svg:y2="23.339cm">
          <text:p/>
        </draw:line>
        <draw:line draw:style-name="gr2" draw:text-style-name="P2" draw:layer="layout" svg:x1="15.669cm" svg:y1="23.149cm" svg:x2="17.762cm" svg:y2="23.149cm">
          <text:p/>
        </draw:line>
        <draw:ellipse draw:style-name="gr29" draw:text-style-name="P2" draw:layer="layout" svg:width="0.802cm" svg:height="0.58cm" svg:x="17.767cm" svg:y="22.861cm">
          <text:p/>
        </draw:ellipse>
        <draw:line draw:style-name="gr2" draw:text-style-name="P2" draw:layer="layout" svg:x1="18.59cm" svg:y1="23.149cm" svg:x2="19.25cm" svg:y2="23.149cm">
          <text:p/>
        </draw:line>
        <draw:rect draw:style-name="gr30" draw:text-style-name="P2" draw:layer="layout" svg:width="0.376cm" svg:height="0.809cm" svg:x="17.983cm" svg:y="22.732cm">
          <text:p/>
        </draw:rect>
        <draw:frame draw:style-name="gr41" draw:text-style-name="P12" draw:layer="layout" svg:width="0.925cm" svg:height="0.617cm" svg:x="17.719cm" svg:y="22.957cm">
          <draw:text-box>
            <text:p><text:span text:style-name="T8">Q1</text:span></text:p>
          </draw:text-box>
        </draw:frame>
        <draw:frame draw:style-name="gr42" draw:text-style-name="P14" draw:layer="layout" svg:width="0.996cm" svg:height="0.569cm" svg:x="15.143cm" svg:y="23.316cm">
          <draw:text-box>
            <text:p text:style-name="P14"><text:span text:style-name="T9">M2</text:span></text:p>
          </draw:text-box>
        </draw:frame>
        <draw:line draw:style-name="gr2" draw:text-style-name="P2" draw:layer="layout" svg:x1="14.934cm" svg:y1="23.86cm" svg:x2="15.452cm" svg:y2="23.86cm">
          <text:p/>
        </draw:line>
        <draw:line draw:style-name="gr2" draw:text-style-name="P2" draw:layer="layout" svg:x1="15.452cm" svg:y1="23.669cm" svg:x2="15.452cm" svg:y2="24.051cm">
          <text:p/>
        </draw:line>
        <draw:line draw:style-name="gr2" draw:text-style-name="P2" draw:layer="layout" svg:x1="15.668cm" svg:y1="23.669cm" svg:x2="15.668cm" svg:y2="24.051cm">
          <text:p/>
        </draw:line>
        <draw:frame draw:style-name="gr43" draw:text-style-name="P14" draw:layer="layout" svg:width="0.996cm" svg:height="0.569cm" svg:x="15.143cm" svg:y="24.028cm">
          <draw:text-box>
            <text:p text:style-name="P14"><text:span text:style-name="T9">M5</text:span></text:p>
          </draw:text-box>
        </draw:frame>
        <draw:line draw:style-name="gr2" draw:text-style-name="P2" draw:layer="layout" svg:x1="15.689cm" svg:y1="23.86cm" svg:x2="16.207cm" svg:y2="23.86cm">
          <text:p/>
        </draw:line>
        <draw:line draw:style-name="gr2" draw:text-style-name="P2" draw:layer="layout" svg:x1="14.934cm" svg:y1="25.293cm" svg:x2="15.452cm" svg:y2="25.293cm">
          <text:p/>
        </draw:line>
        <draw:line draw:style-name="gr2" draw:text-style-name="P2" draw:layer="layout" svg:x1="15.452cm" svg:y1="25.099cm" svg:x2="15.452cm" svg:y2="25.487cm">
          <text:p/>
        </draw:line>
        <draw:line draw:style-name="gr2" draw:text-style-name="P2" draw:layer="layout" svg:x1="15.668cm" svg:y1="25.099cm" svg:x2="15.668cm" svg:y2="25.487cm">
          <text:p/>
        </draw:line>
        <draw:line draw:style-name="gr2" draw:text-style-name="P2" draw:layer="layout" svg:x1="15.669cm" svg:y1="25.294cm" svg:x2="17.762cm" svg:y2="25.294cm">
          <text:p/>
        </draw:line>
        <draw:ellipse draw:style-name="gr29" draw:text-style-name="P2" draw:layer="layout" svg:width="0.802cm" svg:height="0.591cm" svg:x="17.767cm" svg:y="25cm">
          <text:p/>
        </draw:ellipse>
        <draw:line draw:style-name="gr2" draw:text-style-name="P2" draw:layer="layout" svg:x1="18.59cm" svg:y1="25.293cm" svg:x2="19.25cm" svg:y2="25.293cm">
          <text:p/>
        </draw:line>
        <draw:rect draw:style-name="gr30" draw:text-style-name="P2" draw:layer="layout" svg:width="0.376cm" svg:height="0.922cm" svg:x="17.983cm" svg:y="24.55cm">
          <text:p/>
        </draw:rect>
        <draw:frame draw:style-name="gr44" draw:text-style-name="P12" draw:layer="layout" svg:width="0.925cm" svg:height="0.629cm" svg:x="17.719cm" svg:y="25.099cm">
          <draw:text-box>
            <text:p><text:span text:style-name="T8">Q2</text:span></text:p>
          </draw:text-box>
        </draw:frame>
        <draw:frame draw:style-name="gr45" draw:text-style-name="P14" draw:layer="layout" svg:width="0.996cm" svg:height="0.569cm" svg:x="15.25cm" svg:y="25.367cm">
          <draw:text-box>
            <text:p text:style-name="P14"><text:span text:style-name="T9">M9</text:span></text:p>
          </draw:text-box>
        </draw:frame>
        <draw:rect draw:style-name="gr46" draw:text-style-name="P10" draw:layer="layout" svg:width="0.94cm" svg:height="0.856cm" svg:x="2.876cm" svg:y="9.811cm">
          <text:p text:style-name="P6"><text:span text:style-name="T6">C</text:span></text:p>
        </draw:rect>
        <draw:frame draw:style-name="gr47" draw:layer="layout" svg:width="9.796cm" svg:height="1.202cm" svg:x="5.743cm" svg:y="27.791cm">
          <draw:text-box>
            <text:p><text:span text:style-name="T1"><text:author-name text:fixed="false">Luis David Gonzalez Salvá</text:author-name></text:span></text:p>
          </draw:text-box>
        </draw:frame>
        <draw:g>
          <draw:line draw:style-name="gr48" draw:text-style-name="P5" draw:layer="layout" svg:x1="3.858cm" svg:y1="5.095cm" svg:x2="4.162cm" svg:y2="5.095cm">
            <text:p/>
          </draw:line>
        </draw:g>
        <draw:rect draw:style-name="gr49" draw:text-style-name="P10" draw:layer="layout" svg:width="1.565cm" svg:height="0.863cm" svg:x="4.184cm" svg:y="4.667cm">
          <text:p text:style-name="P6"><text:span text:style-name="T6">AVANZA A</text:span></text:p>
        </draw:rect>
        <draw:line draw:style-name="gr2" draw:text-style-name="P2" draw:layer="layout" svg:x1="4.945cm" svg:y1="4.659cm" svg:x2="4.945cm" svg:y2="4.203cm">
          <text:p/>
        </draw:line>
        <draw:frame draw:style-name="gr50" draw:text-style-name="P15" draw:layer="layout" svg:width="1.167cm" svg:height="1.123cm" svg:x="4.583cm" svg:y="3.701cm">
          <draw:text-box>
            <text:p><text:span text:style-name="T10">A0</text:span></text:p>
          </draw:text-box>
        </draw:frame>
        <draw:g>
          <draw:line draw:style-name="gr51" draw:text-style-name="P5" draw:layer="layout" svg:x1="3.859cm" svg:y1="10.29cm" svg:x2="4.163cm" svg:y2="10.29cm">
            <text:p/>
          </draw:line>
        </draw:g>
        <draw:rect draw:style-name="gr52" draw:text-style-name="P10" draw:layer="layout" svg:width="1.565cm" svg:height="0.864cm" svg:x="4.185cm" svg:y="9.862cm">
          <text:p text:style-name="P6"><text:span text:style-name="T6">AVANZA A</text:span></text:p>
        </draw:rect>
        <draw:line draw:style-name="gr2" draw:text-style-name="P2" draw:layer="layout" svg:x1="4.946cm" svg:y1="9.854cm" svg:x2="4.946cm" svg:y2="9.398cm">
          <text:p/>
        </draw:line>
        <draw:rect draw:style-name="gr53" draw:text-style-name="P10" draw:layer="layout" svg:width="0.94cm" svg:height="0.856cm" svg:x="2.876cm" svg:y="11.542cm">
          <text:p text:style-name="P6"><text:span text:style-name="T6">D</text:span></text:p>
        </draw:rect>
        <draw:g>
          <draw:line draw:style-name="gr54" draw:text-style-name="P5" draw:layer="layout" svg:x1="3.332cm" svg:y1="12.398cm" svg:x2="3.332cm" svg:y2="13.253cm">
            <text:p/>
          </draw:line>
          <draw:line draw:style-name="gr55" draw:text-style-name="P5" draw:layer="layout" svg:x1="3.159cm" svg:y1="12.825cm" svg:x2="3.507cm" svg:y2="12.825cm">
            <text:p/>
          </draw:line>
          <draw:frame draw:style-name="gr56" draw:text-style-name="P9" draw:layer="layout" svg:width="0.972cm" svg:height="0.64cm" svg:x="3.507cm" svg:y="12.533cm">
            <draw:text-box>
              <text:p text:style-name="P8"><text:span text:style-name="T5">A0</text:span></text:p>
            </draw:text-box>
          </draw:frame>
        </draw:g>
        <draw:g>
          <draw:line draw:style-name="gr57" draw:text-style-name="P5" draw:layer="layout" svg:x1="3.852cm" svg:y1="12.013cm" svg:x2="4.156cm" svg:y2="12.013cm">
            <text:p/>
          </draw:line>
        </draw:g>
        <draw:rect draw:style-name="gr58" draw:text-style-name="P10" draw:layer="layout" svg:width="1.364cm" svg:height="0.864cm" svg:x="4.177cm" svg:y="11.585cm">
          <text:p text:style-name="P6"><text:span text:style-name="T6">RETR. A</text:span></text:p>
        </draw:rect>
        <draw:rect draw:style-name="gr59" draw:text-style-name="P10" draw:layer="layout" svg:width="0.94cm" svg:height="0.854cm" svg:x="2.876cm" svg:y="13.232cm">
          <text:p text:style-name="P6"><text:span text:style-name="T6">WAIT</text:span></text:p>
        </draw:rect>
        <draw:g>
          <draw:line draw:style-name="gr60" draw:text-style-name="P5" draw:layer="layout" svg:x1="3.332cm" svg:y1="14.087cm" svg:x2="3.332cm" svg:y2="14.942cm">
            <text:p/>
          </draw:line>
          <draw:line draw:style-name="gr61" draw:text-style-name="P5" draw:layer="layout" svg:x1="3.159cm" svg:y1="14.514cm" svg:x2="3.507cm" svg:y2="14.514cm">
            <text:p/>
          </draw:line>
          <draw:frame draw:style-name="gr62" draw:text-style-name="P9" draw:layer="layout" svg:width="0.972cm" svg:height="0.64cm" svg:x="3.507cm" svg:y="14.222cm">
            <draw:text-box>
              <text:p text:style-name="P8"><text:span text:style-name="T5">M</text:span></text:p>
            </draw:text-box>
          </draw:frame>
        </draw:g>
        <draw:g>
          <draw:line draw:style-name="gr63" draw:text-style-name="P5" draw:layer="layout" svg:x1="3.356cm" svg:y1="15.763cm" svg:x2="3.356cm" svg:y2="16.674cm">
            <text:p/>
          </draw:line>
          <draw:line draw:style-name="gr64" draw:text-style-name="P5" draw:layer="layout" svg:x1="3.155cm" svg:y1="16.219cm" svg:x2="3.557cm" svg:y2="16.219cm">
            <text:p/>
          </draw:line>
          <draw:frame draw:style-name="gr65" draw:text-style-name="P9" draw:layer="layout" svg:width="1.122cm" svg:height="0.64cm" svg:x="3.557cm" svg:y="15.908cm">
            <draw:text-box>
              <text:p text:style-name="P8"><text:span text:style-name="T5">A3</text:span></text:p>
            </draw:text-box>
          </draw:frame>
        </draw:g>
        <draw:rect draw:style-name="gr66" draw:text-style-name="P10" draw:layer="layout" svg:width="0.94cm" svg:height="0.857cm" svg:x="2.87cm" svg:y="14.906cm">
          <text:p text:style-name="P6"><text:span text:style-name="T6">E</text:span></text:p>
        </draw:rect>
        <draw:g>
          <draw:line draw:style-name="gr67" draw:text-style-name="P5" draw:layer="layout" svg:x1="3.853cm" svg:y1="15.386cm" svg:x2="4.157cm" svg:y2="15.386cm">
            <text:p/>
          </draw:line>
        </draw:g>
        <draw:rect draw:style-name="gr68" draw:text-style-name="P10" draw:layer="layout" svg:width="1.566cm" svg:height="0.864cm" svg:x="4.178cm" svg:y="14.958cm">
          <text:p text:style-name="P6"><text:span text:style-name="T6">AVANZA A</text:span></text:p>
        </draw:rect>
        <draw:line draw:style-name="gr2" draw:text-style-name="P2" draw:layer="layout" svg:x1="4.939cm" svg:y1="14.95cm" svg:x2="4.939cm" svg:y2="14.494cm">
          <text:p/>
        </draw:line>
        <draw:frame draw:style-name="gr69" draw:text-style-name="P15" draw:layer="layout" svg:width="1.112cm" svg:height="1.123cm" svg:x="4.45cm" svg:y="13.893cm">
          <draw:text-box>
            <text:p><text:span text:style-name="T10">A0</text:span></text:p>
          </draw:text-box>
        </draw:frame>
        <draw:rect draw:style-name="gr70" draw:text-style-name="P10" draw:layer="layout" svg:width="0.94cm" svg:height="0.857cm" svg:x="2.876cm" svg:y="6.438cm">
          <text:p text:style-name="P6"><text:span text:style-name="T6">B</text:span></text:p>
        </draw:rect>
        <draw:g>
          <draw:line draw:style-name="gr71" draw:text-style-name="P5" draw:layer="layout" svg:x1="3.332cm" svg:y1="7.295cm" svg:x2="3.332cm" svg:y2="8.15cm">
            <text:p/>
          </draw:line>
          <draw:line draw:style-name="gr72" draw:text-style-name="P5" draw:layer="layout" svg:x1="3.159cm" svg:y1="7.722cm" svg:x2="3.507cm" svg:y2="7.722cm">
            <text:p/>
          </draw:line>
        </draw:g>
        <draw:g>
          <draw:line draw:style-name="gr73" draw:text-style-name="P5" draw:layer="layout" svg:x1="3.852cm" svg:y1="6.91cm" svg:x2="4.156cm" svg:y2="6.91cm">
            <text:p/>
          </draw:line>
        </draw:g>
        <draw:rect draw:style-name="gr74" draw:text-style-name="P10" draw:layer="layout" svg:width="0.94cm" svg:height="0.854cm" svg:x="2.876cm" svg:y="8.129cm">
          <text:p text:style-name="P6"><text:span text:style-name="T6">WAIT</text:span></text:p>
        </draw:rect>
        <draw:g>
          <draw:line draw:style-name="gr75" draw:text-style-name="P5" draw:layer="layout" svg:x1="3.853cm" svg:y1="10.283cm" svg:x2="4.157cm" svg:y2="10.283cm">
            <text:p/>
          </draw:line>
        </draw:g>
        <draw:line draw:style-name="gr2" draw:text-style-name="P2" draw:layer="layout" svg:x1="4.939cm" svg:y1="9.847cm" svg:x2="4.939cm" svg:y2="9.391cm">
          <text:p/>
        </draw:line>
        <draw:frame draw:style-name="gr69" draw:text-style-name="P15" draw:layer="layout" svg:width="1.172cm" svg:height="1.123cm" svg:x="4.578cm" svg:y="8.789cm">
          <draw:text-box>
            <text:p><text:span text:style-name="T10">A0</text:span></text:p>
          </draw:text-box>
        </draw:frame>
        <draw:rect draw:style-name="gr76" draw:text-style-name="P10" draw:layer="layout" svg:width="0.94cm" svg:height="0.856cm" svg:x="2.87cm" svg:y="16.73cm">
          <text:p text:style-name="P6"><text:span text:style-name="T6">F</text:span></text:p>
        </draw:rect>
        <draw:g>
          <draw:line draw:style-name="gr77" draw:text-style-name="P5" draw:layer="layout" svg:x1="3.326cm" svg:y1="17.585cm" svg:x2="3.326cm" svg:y2="18.44cm">
            <text:p/>
          </draw:line>
          <draw:line draw:style-name="gr78" draw:text-style-name="P5" draw:layer="layout" svg:x1="3.152cm" svg:y1="18.013cm" svg:x2="3.5cm" svg:y2="18.013cm">
            <text:p/>
          </draw:line>
          <draw:frame draw:style-name="gr79" draw:text-style-name="P9" draw:layer="layout" svg:width="0.973cm" svg:height="0.64cm" svg:x="3.5cm" svg:y="17.72cm">
            <draw:text-box>
              <text:p text:style-name="P8"><text:span text:style-name="T5">A0</text:span></text:p>
            </draw:text-box>
          </draw:frame>
        </draw:g>
        <draw:g>
          <draw:line draw:style-name="gr80" draw:text-style-name="P5" draw:layer="layout" svg:x1="3.845cm" svg:y1="17.201cm" svg:x2="4.149cm" svg:y2="17.201cm">
            <text:p/>
          </draw:line>
        </draw:g>
        <draw:rect draw:style-name="gr81" draw:text-style-name="P10" draw:layer="layout" svg:width="1.364cm" svg:height="0.864cm" svg:x="4.171cm" svg:y="16.772cm">
          <text:p text:style-name="P6"><text:span text:style-name="T6">RETR. A</text:span></text:p>
        </draw:rect>
        <draw:g>
          <draw:line draw:style-name="gr82" draw:text-style-name="P5" draw:layer="layout" svg:x1="3.35cm" svg:y1="21.042cm" svg:x2="3.35cm" svg:y2="21.953cm">
            <text:p/>
          </draw:line>
          <draw:line draw:style-name="gr83" draw:text-style-name="P5" draw:layer="layout" svg:x1="3.149cm" svg:y1="21.497cm" svg:x2="3.551cm" svg:y2="21.497cm">
            <text:p/>
          </draw:line>
          <draw:frame draw:style-name="gr84" draw:text-style-name="P9" draw:layer="layout" svg:width="1.122cm" svg:height="0.64cm" svg:x="3.551cm" svg:y="21.185cm">
            <draw:text-box>
              <text:p text:style-name="P8"><text:span text:style-name="T5">B1</text:span></text:p>
            </draw:text-box>
          </draw:frame>
        </draw:g>
        <draw:rect draw:style-name="gr85" draw:text-style-name="P10" draw:layer="layout" svg:width="0.94cm" svg:height="0.856cm" svg:x="2.864cm" svg:y="20.185cm">
          <text:p text:style-name="P6"><text:span text:style-name="T6">H</text:span></text:p>
        </draw:rect>
        <draw:g>
          <draw:line draw:style-name="gr86" draw:text-style-name="P5" draw:layer="layout" svg:x1="3.846cm" svg:y1="20.665cm" svg:x2="4.15cm" svg:y2="20.665cm">
            <text:p/>
          </draw:line>
        </draw:g>
        <draw:rect draw:style-name="gr87" draw:text-style-name="P10" draw:layer="layout" svg:width="1.566cm" svg:height="0.864cm" svg:x="4.172cm" svg:y="20.236cm">
          <text:p text:style-name="P6"><text:span text:style-name="T6">AVANZA B</text:span></text:p>
        </draw:rect>
        <draw:rect draw:style-name="gr88" draw:text-style-name="P10" draw:layer="layout" svg:width="0.94cm" svg:height="0.855cm" svg:x="2.864cm" svg:y="18.454cm">
          <text:p text:style-name="P6"><text:span text:style-name="T6">G</text:span></text:p>
        </draw:rect>
        <draw:g>
          <draw:line draw:style-name="gr89" draw:text-style-name="P5" draw:layer="layout" svg:x1="3.319cm" svg:y1="19.309cm" svg:x2="3.319cm" svg:y2="20.164cm">
            <text:p/>
          </draw:line>
          <draw:line draw:style-name="gr90" draw:text-style-name="P5" draw:layer="layout" svg:x1="3.146cm" svg:y1="19.737cm" svg:x2="3.494cm" svg:y2="19.737cm">
            <text:p/>
          </draw:line>
          <draw:frame draw:style-name="gr91" draw:text-style-name="P9" draw:layer="layout" svg:width="0.972cm" svg:height="0.64cm" svg:x="3.494cm" svg:y="19.444cm">
            <draw:text-box>
              <text:p text:style-name="P8"><text:span text:style-name="T5">C0</text:span></text:p>
            </draw:text-box>
          </draw:frame>
        </draw:g>
        <draw:g>
          <draw:line draw:style-name="gr92" draw:text-style-name="P5" draw:layer="layout" svg:x1="3.839cm" svg:y1="18.925cm" svg:x2="4.143cm" svg:y2="18.925cm">
            <text:p/>
          </draw:line>
        </draw:g>
        <draw:rect draw:style-name="gr93" draw:text-style-name="P10" draw:layer="layout" svg:width="1.364cm" svg:height="0.863cm" svg:x="4.165cm" svg:y="18.497cm">
          <text:p text:style-name="P6"><text:span text:style-name="T6">RETR. C</text:span></text:p>
        </draw:rect>
        <draw:g>
          <draw:line draw:style-name="gr94" draw:text-style-name="P5" draw:layer="layout" svg:x1="3.344cm" svg:y1="24.589cm" svg:x2="3.344cm" svg:y2="25.5cm">
            <text:p/>
          </draw:line>
          <draw:line draw:style-name="gr95" draw:text-style-name="P5" draw:layer="layout" svg:x1="3.142cm" svg:y1="25.044cm" svg:x2="3.544cm" svg:y2="25.044cm">
            <text:p/>
          </draw:line>
          <draw:frame draw:style-name="gr96" draw:text-style-name="P9" draw:layer="layout" svg:width="1.122cm" svg:height="0.64cm" svg:x="3.545cm" svg:y="24.733cm">
            <draw:text-box>
              <text:p text:style-name="P8"><text:span text:style-name="T5">C1</text:span></text:p>
            </draw:text-box>
          </draw:frame>
        </draw:g>
        <draw:rect draw:style-name="gr97" draw:text-style-name="P10" draw:layer="layout" svg:width="0.94cm" svg:height="0.856cm" svg:x="2.857cm" svg:y="23.732cm">
          <text:p text:style-name="P6"><text:span text:style-name="T6">J</text:span></text:p>
        </draw:rect>
        <draw:g>
          <draw:line draw:style-name="gr98" draw:text-style-name="P5" draw:layer="layout" svg:x1="3.84cm" svg:y1="24.211cm" svg:x2="4.144cm" svg:y2="24.211cm">
            <text:p/>
          </draw:line>
        </draw:g>
        <draw:rect draw:style-name="gr99" draw:text-style-name="P10" draw:layer="layout" svg:width="1.564cm" svg:height="0.864cm" svg:x="4.166cm" svg:y="23.783cm">
          <text:p text:style-name="P6"><text:span text:style-name="T6">AVANZA C</text:span></text:p>
        </draw:rect>
        <draw:rect draw:style-name="gr100" draw:text-style-name="P10" draw:layer="layout" svg:width="0.94cm" svg:height="0.855cm" svg:x="2.857cm" svg:y="22.001cm">
          <text:p text:style-name="P6"><text:span text:style-name="T6">I</text:span></text:p>
        </draw:rect>
        <draw:g>
          <draw:line draw:style-name="gr101" draw:text-style-name="P5" draw:layer="layout" svg:x1="3.313cm" svg:y1="22.856cm" svg:x2="3.313cm" svg:y2="23.711cm">
            <text:p/>
          </draw:line>
          <draw:line draw:style-name="gr102" draw:text-style-name="P5" draw:layer="layout" svg:x1="3.139cm" svg:y1="23.284cm" svg:x2="3.487cm" svg:y2="23.284cm">
            <text:p/>
          </draw:line>
          <draw:frame draw:style-name="gr103" draw:text-style-name="P9" draw:layer="layout" svg:width="0.972cm" svg:height="0.64cm" svg:x="3.488cm" svg:y="22.991cm">
            <draw:text-box>
              <text:p text:style-name="P8"><text:span text:style-name="T5">B0</text:span></text:p>
            </draw:text-box>
          </draw:frame>
        </draw:g>
        <draw:g>
          <draw:line draw:style-name="gr104" draw:text-style-name="P5" draw:layer="layout" svg:x1="3.833cm" svg:y1="22.472cm" svg:x2="4.137cm" svg:y2="22.472cm">
            <text:p/>
          </draw:line>
        </draw:g>
        <draw:rect draw:style-name="gr105" draw:text-style-name="P10" draw:layer="layout" svg:width="1.365cm" svg:height="0.864cm" svg:x="4.158cm" svg:y="22.043cm">
          <text:p text:style-name="P6"><text:span text:style-name="T6">RETR. B</text:span></text:p>
        </draw:rect>
        <draw:line draw:style-name="gr2" draw:text-style-name="P2" draw:layer="layout" svg:x1="3.35cm" svg:y1="25.4cm" svg:x2="3.35cm" svg:y2="26.15cm">
          <text:p/>
        </draw:line>
        <draw:line draw:style-name="gr2" draw:text-style-name="P2" draw:layer="layout" svg:x1="3.35cm" svg:y1="26.15cm" svg:x2="1.85cm" svg:y2="26.15cm">
          <text:p/>
        </draw:line>
        <draw:line draw:style-name="gr2" draw:text-style-name="P2" draw:layer="layout" svg:x1="1.9cm" svg:y1="26.15cm" svg:x2="1.9cm" svg:y2="3.7cm">
          <text:p/>
        </draw:line>
        <draw:line draw:style-name="gr106" draw:text-style-name="P2" draw:layer="layout" svg:x1="1.9cm" svg:y1="3.67cm" svg:x2="3.1cm" svg:y2="3.67cm">
          <text:p/>
        </draw:line>
        <draw:g>
          <draw:glue-point draw:id="4" svg:x="-2.666cm" svg:y="5.002cm"/>
          <draw:g>
            <draw:glue-point draw:id="4" svg:x="0cm" svg:y="5.002cm"/>
            <draw:line draw:style-name="gr107" draw:text-style-name="P5" draw:layer="layout" svg:x1="8.973cm" svg:y1="4.045cm" svg:x2="8.973cm" svg:y2="4.728cm">
              <text:p/>
            </draw:line>
            <draw:line draw:style-name="gr108" draw:text-style-name="P5" draw:layer="layout" svg:x1="8.755cm" svg:y1="4.386cm" svg:x2="9.19cm" svg:y2="4.386cm">
              <text:p/>
            </draw:line>
            <draw:g>
              <draw:rect draw:style-name="gr109" draw:text-style-name="P5" draw:layer="layout" svg:width="0.871cm" svg:height="0.683cm" svg:x="8.538cm" svg:y="3.363cm">
                <text:p/>
              </draw:rect>
              <draw:rect draw:style-name="gr110" draw:text-style-name="P17" draw:layer="layout" svg:width="0.701cm" svg:height="0.568cm" svg:x="8.623cm" svg:y="3.42cm">
                <text:p text:style-name="P16"><text:span text:style-name="T11">MO</text:span></text:p>
              </draw:rect>
            </draw:g>
          </draw:g>
          <draw:frame draw:style-name="gr111" draw:text-style-name="P9" draw:layer="layout" svg:width="1.308cm" svg:height="0.64cm" svg:x="9.192cm" svg:y="4.165cm">
            <draw:text-box>
              <text:p text:style-name="P8"><text:span text:style-name="T5">M</text:span></text:p>
            </draw:text-box>
          </draw:frame>
        </draw:g>
        <draw:rect draw:style-name="gr112" draw:text-style-name="P10" draw:layer="layout" svg:width="0.94cm" svg:height="0.854cm" svg:x="8.405cm" svg:y="4.713cm">
          <text:p text:style-name="P6"><text:span text:style-name="T6">M1</text:span></text:p>
        </draw:rect>
        <draw:g>
          <draw:line draw:style-name="gr113" draw:text-style-name="P5" draw:layer="layout" svg:x1="8.861cm" svg:y1="5.567cm" svg:x2="8.861cm" svg:y2="6.422cm">
            <text:p/>
          </draw:line>
          <draw:line draw:style-name="gr114" draw:text-style-name="P5" draw:layer="layout" svg:x1="8.687cm" svg:y1="5.994cm" svg:x2="9.035cm" svg:y2="5.994cm">
            <text:p/>
          </draw:line>
          <draw:frame draw:style-name="gr115" draw:text-style-name="P9" draw:layer="layout" svg:width="0.973cm" svg:height="0.64cm" svg:x="9.035cm" svg:y="5.702cm">
            <draw:text-box>
              <text:p text:style-name="P8"><text:span text:style-name="T5">A1</text:span></text:p>
            </draw:text-box>
          </draw:frame>
        </draw:g>
        <draw:rect draw:style-name="gr116" draw:text-style-name="P10" draw:layer="layout" svg:width="0.94cm" svg:height="0.856cm" svg:x="8.405cm" svg:y="6.438cm">
          <text:p text:style-name="P6"><text:span text:style-name="T6">B</text:span></text:p>
        </draw:rect>
        <draw:g>
          <draw:line draw:style-name="gr117" draw:text-style-name="P5" draw:layer="layout" svg:x1="8.861cm" svg:y1="7.294cm" svg:x2="8.861cm" svg:y2="8.149cm">
            <text:p/>
          </draw:line>
          <draw:line draw:style-name="gr118" draw:text-style-name="P5" draw:layer="layout" svg:x1="8.687cm" svg:y1="7.721cm" svg:x2="9.035cm" svg:y2="7.721cm">
            <text:p/>
          </draw:line>
          <draw:frame draw:style-name="gr119" draw:text-style-name="P9" draw:layer="layout" svg:width="0.973cm" svg:height="0.64cm" svg:x="9.035cm" svg:y="7.429cm">
            <draw:text-box>
              <text:p text:style-name="P8"><text:span text:style-name="T5">A0</text:span></text:p>
            </draw:text-box>
          </draw:frame>
        </draw:g>
        <draw:g>
          <draw:line draw:style-name="gr120" draw:text-style-name="P5" draw:layer="layout" svg:x1="9.38cm" svg:y1="6.909cm" svg:x2="9.684cm" svg:y2="6.909cm">
            <text:p/>
          </draw:line>
        </draw:g>
        <draw:rect draw:style-name="gr121" draw:text-style-name="P10" draw:layer="layout" svg:width="1.364cm" svg:height="0.864cm" svg:x="9.706cm" svg:y="6.481cm">
          <text:p text:style-name="P6"><text:span text:style-name="T6">Q1</text:span></text:p>
        </draw:rect>
        <draw:rect draw:style-name="gr122" draw:text-style-name="P10" draw:layer="layout" svg:width="0.94cm" svg:height="0.856cm" svg:x="8.405cm" svg:y="8.127cm">
          <text:p text:style-name="P6"><text:span text:style-name="T6">WAIT</text:span></text:p>
        </draw:rect>
        <draw:g>
          <draw:line draw:style-name="gr123" draw:text-style-name="P5" draw:layer="layout" svg:x1="8.861cm" svg:y1="8.983cm" svg:x2="8.861cm" svg:y2="9.838cm">
            <text:p/>
          </draw:line>
          <draw:line draw:style-name="gr124" draw:text-style-name="P5" draw:layer="layout" svg:x1="8.687cm" svg:y1="9.41cm" svg:x2="9.035cm" svg:y2="9.41cm">
            <text:p/>
          </draw:line>
          <draw:frame draw:style-name="gr125" draw:text-style-name="P9" draw:layer="layout" svg:width="0.973cm" svg:height="0.64cm" svg:x="9.035cm" svg:y="9.117cm">
            <draw:text-box>
              <text:p text:style-name="P8"><text:span text:style-name="T5">M</text:span></text:p>
            </draw:text-box>
          </draw:frame>
        </draw:g>
        <draw:g>
          <draw:line draw:style-name="gr126" draw:text-style-name="P5" draw:layer="layout" svg:x1="8.885cm" svg:y1="10.659cm" svg:x2="8.885cm" svg:y2="11.57cm">
            <text:p/>
          </draw:line>
          <draw:line draw:style-name="gr127" draw:text-style-name="P5" draw:layer="layout" svg:x1="8.684cm" svg:y1="11.115cm" svg:x2="9.086cm" svg:y2="11.115cm">
            <text:p/>
          </draw:line>
          <draw:frame draw:style-name="gr128" draw:text-style-name="P9" draw:layer="layout" svg:width="1.122cm" svg:height="0.64cm" svg:x="9.086cm" svg:y="10.804cm">
            <draw:text-box>
              <text:p text:style-name="P8"><text:span text:style-name="T5">A2</text:span></text:p>
            </draw:text-box>
          </draw:frame>
        </draw:g>
        <draw:rect draw:style-name="gr129" draw:text-style-name="P10" draw:layer="layout" svg:width="0.94cm" svg:height="0.856cm" svg:x="8.398cm" svg:y="9.803cm">
          <text:p text:style-name="P6"><text:span text:style-name="T6">M4</text:span></text:p>
        </draw:rect>
        <draw:g>
          <draw:line draw:style-name="gr130" draw:text-style-name="P5" draw:layer="layout" svg:x1="9.38cm" svg:y1="5.087cm" svg:x2="9.684cm" svg:y2="5.087cm">
            <text:p/>
          </draw:line>
        </draw:g>
        <draw:rect draw:style-name="gr131" draw:text-style-name="P10" draw:layer="layout" svg:width="1.565cm" svg:height="0.863cm" svg:x="9.706cm" svg:y="4.659cm">
          <text:p text:style-name="P6"><text:span text:style-name="T6">Q0</text:span></text:p>
        </draw:rect>
        <draw:line draw:style-name="gr2" draw:text-style-name="P2" draw:layer="layout" svg:x1="10.467cm" svg:y1="4.651cm" svg:x2="10.467cm" svg:y2="4.195cm">
          <text:p/>
        </draw:line>
        <draw:frame draw:style-name="gr50" draw:text-style-name="P15" draw:layer="layout" svg:width="1.167cm" svg:height="1.123cm" svg:x="10.105cm" svg:y="3.693cm">
          <draw:text-box>
            <text:p><text:span text:style-name="T10">A0</text:span></text:p>
          </draw:text-box>
        </draw:frame>
        <draw:g>
          <draw:line draw:style-name="gr132" draw:text-style-name="P5" draw:layer="layout" svg:x1="9.381cm" svg:y1="10.282cm" svg:x2="9.685cm" svg:y2="10.282cm">
            <text:p/>
          </draw:line>
        </draw:g>
        <draw:rect draw:style-name="gr133" draw:text-style-name="P10" draw:layer="layout" svg:width="1.565cm" svg:height="0.864cm" svg:x="9.707cm" svg:y="9.854cm">
          <text:p text:style-name="P6"><text:span text:style-name="T6">Q0</text:span></text:p>
        </draw:rect>
        <draw:line draw:style-name="gr2" draw:text-style-name="P2" draw:layer="layout" svg:x1="10.468cm" svg:y1="9.846cm" svg:x2="10.468cm" svg:y2="9.39cm">
          <text:p/>
        </draw:line>
        <draw:rect draw:style-name="gr134" draw:text-style-name="P10" draw:layer="layout" svg:width="0.94cm" svg:height="0.856cm" svg:x="8.398cm" svg:y="11.534cm">
          <text:p text:style-name="P6"><text:span text:style-name="T6">M5</text:span></text:p>
        </draw:rect>
        <draw:g>
          <draw:line draw:style-name="gr135" draw:text-style-name="P5" draw:layer="layout" svg:x1="8.854cm" svg:y1="12.39cm" svg:x2="8.854cm" svg:y2="13.245cm">
            <text:p/>
          </draw:line>
          <draw:line draw:style-name="gr136" draw:text-style-name="P5" draw:layer="layout" svg:x1="8.681cm" svg:y1="12.817cm" svg:x2="9.029cm" svg:y2="12.817cm">
            <text:p/>
          </draw:line>
          <draw:frame draw:style-name="gr137" draw:text-style-name="P9" draw:layer="layout" svg:width="0.972cm" svg:height="0.64cm" svg:x="9.029cm" svg:y="12.525cm">
            <draw:text-box>
              <text:p text:style-name="P8"><text:span text:style-name="T5">A0</text:span></text:p>
            </draw:text-box>
          </draw:frame>
        </draw:g>
        <draw:g>
          <draw:line draw:style-name="gr138" draw:text-style-name="P5" draw:layer="layout" svg:x1="9.374cm" svg:y1="12.005cm" svg:x2="9.678cm" svg:y2="12.005cm">
            <text:p/>
          </draw:line>
        </draw:g>
        <draw:rect draw:style-name="gr139" draw:text-style-name="P10" draw:layer="layout" svg:width="1.364cm" svg:height="0.864cm" svg:x="9.699cm" svg:y="11.577cm">
          <text:p text:style-name="P6"><text:span text:style-name="T6">Q1</text:span></text:p>
        </draw:rect>
        <draw:rect draw:style-name="gr140" draw:text-style-name="P10" draw:layer="layout" svg:width="0.94cm" svg:height="0.854cm" svg:x="8.398cm" svg:y="13.224cm">
          <text:p text:style-name="P6"><text:span text:style-name="T6">M6</text:span></text:p>
        </draw:rect>
        <draw:g>
          <draw:line draw:style-name="gr141" draw:text-style-name="P5" draw:layer="layout" svg:x1="8.854cm" svg:y1="14.079cm" svg:x2="8.854cm" svg:y2="14.934cm">
            <text:p/>
          </draw:line>
          <draw:line draw:style-name="gr142" draw:text-style-name="P5" draw:layer="layout" svg:x1="8.681cm" svg:y1="14.506cm" svg:x2="9.029cm" svg:y2="14.506cm">
            <text:p/>
          </draw:line>
          <draw:frame draw:style-name="gr143" draw:text-style-name="P9" draw:layer="layout" svg:width="0.972cm" svg:height="0.64cm" svg:x="9.029cm" svg:y="14.214cm">
            <draw:text-box>
              <text:p text:style-name="P8"><text:span text:style-name="T5">M</text:span></text:p>
            </draw:text-box>
          </draw:frame>
        </draw:g>
        <draw:g>
          <draw:line draw:style-name="gr144" draw:text-style-name="P5" draw:layer="layout" svg:x1="8.878cm" svg:y1="15.755cm" svg:x2="8.878cm" svg:y2="16.666cm">
            <text:p/>
          </draw:line>
          <draw:line draw:style-name="gr145" draw:text-style-name="P5" draw:layer="layout" svg:x1="8.677cm" svg:y1="16.211cm" svg:x2="9.079cm" svg:y2="16.211cm">
            <text:p/>
          </draw:line>
          <draw:frame draw:style-name="gr146" draw:text-style-name="P9" draw:layer="layout" svg:width="1.122cm" svg:height="0.64cm" svg:x="9.079cm" svg:y="15.9cm">
            <draw:text-box>
              <text:p text:style-name="P8"><text:span text:style-name="T5">A3</text:span></text:p>
            </draw:text-box>
          </draw:frame>
        </draw:g>
        <draw:rect draw:style-name="gr147" draw:text-style-name="P10" draw:layer="layout" svg:width="0.94cm" svg:height="0.857cm" svg:x="8.392cm" svg:y="14.898cm">
          <text:p text:style-name="P6"><text:span text:style-name="T6">M7</text:span></text:p>
        </draw:rect>
        <draw:g>
          <draw:line draw:style-name="gr148" draw:text-style-name="P5" draw:layer="layout" svg:x1="9.375cm" svg:y1="15.378cm" svg:x2="9.679cm" svg:y2="15.378cm">
            <text:p/>
          </draw:line>
        </draw:g>
        <draw:rect draw:style-name="gr149" draw:text-style-name="P10" draw:layer="layout" svg:width="1.566cm" svg:height="0.864cm" svg:x="9.7cm" svg:y="14.95cm">
          <text:p text:style-name="P6"><text:span text:style-name="T6">Q0</text:span></text:p>
        </draw:rect>
        <draw:line draw:style-name="gr2" draw:text-style-name="P2" draw:layer="layout" svg:x1="10.461cm" svg:y1="14.942cm" svg:x2="10.461cm" svg:y2="14.486cm">
          <text:p/>
        </draw:line>
        <draw:frame draw:style-name="gr69" draw:text-style-name="P15" draw:layer="layout" svg:width="1.112cm" svg:height="1.123cm" svg:x="9.972cm" svg:y="13.885cm">
          <draw:text-box>
            <text:p><text:span text:style-name="T10">A0</text:span></text:p>
          </draw:text-box>
        </draw:frame>
        <draw:rect draw:style-name="gr150" draw:text-style-name="P10" draw:layer="layout" svg:width="0.94cm" svg:height="0.857cm" svg:x="8.398cm" svg:y="6.43cm">
          <text:p text:style-name="P6"><text:span text:style-name="T6">M2</text:span></text:p>
        </draw:rect>
        <draw:g>
          <draw:line draw:style-name="gr151" draw:text-style-name="P5" draw:layer="layout" svg:x1="8.854cm" svg:y1="7.287cm" svg:x2="8.854cm" svg:y2="8.142cm">
            <text:p/>
          </draw:line>
          <draw:line draw:style-name="gr152" draw:text-style-name="P5" draw:layer="layout" svg:x1="8.681cm" svg:y1="7.714cm" svg:x2="9.029cm" svg:y2="7.714cm">
            <text:p/>
          </draw:line>
        </draw:g>
        <draw:g>
          <draw:line draw:style-name="gr153" draw:text-style-name="P5" draw:layer="layout" svg:x1="9.374cm" svg:y1="6.902cm" svg:x2="9.678cm" svg:y2="6.902cm">
            <text:p/>
          </draw:line>
        </draw:g>
        <draw:rect draw:style-name="gr154" draw:text-style-name="P10" draw:layer="layout" svg:width="0.94cm" svg:height="0.854cm" svg:x="8.398cm" svg:y="8.121cm">
          <text:p text:style-name="P6"><text:span text:style-name="T6">M3</text:span></text:p>
        </draw:rect>
        <draw:g>
          <draw:line draw:style-name="gr155" draw:text-style-name="P5" draw:layer="layout" svg:x1="9.375cm" svg:y1="10.275cm" svg:x2="9.679cm" svg:y2="10.275cm">
            <text:p/>
          </draw:line>
        </draw:g>
        <draw:line draw:style-name="gr2" draw:text-style-name="P2" draw:layer="layout" svg:x1="10.461cm" svg:y1="9.839cm" svg:x2="10.461cm" svg:y2="9.383cm">
          <text:p/>
        </draw:line>
        <draw:frame draw:style-name="gr69" draw:text-style-name="P15" draw:layer="layout" svg:width="1.172cm" svg:height="1.123cm" svg:x="10.1cm" svg:y="8.781cm">
          <draw:text-box>
            <text:p><text:span text:style-name="T10">A0</text:span></text:p>
          </draw:text-box>
        </draw:frame>
        <draw:rect draw:style-name="gr156" draw:text-style-name="P10" draw:layer="layout" svg:width="0.94cm" svg:height="0.856cm" svg:x="8.392cm" svg:y="16.722cm">
          <text:p text:style-name="P6"><text:span text:style-name="T6">M8</text:span></text:p>
        </draw:rect>
        <draw:g>
          <draw:line draw:style-name="gr157" draw:text-style-name="P5" draw:layer="layout" svg:x1="8.848cm" svg:y1="17.577cm" svg:x2="8.848cm" svg:y2="18.432cm">
            <text:p/>
          </draw:line>
          <draw:line draw:style-name="gr158" draw:text-style-name="P5" draw:layer="layout" svg:x1="8.674cm" svg:y1="18.005cm" svg:x2="9.022cm" svg:y2="18.005cm">
            <text:p/>
          </draw:line>
          <draw:frame draw:style-name="gr159" draw:text-style-name="P9" draw:layer="layout" svg:width="0.973cm" svg:height="0.64cm" svg:x="9.022cm" svg:y="17.712cm">
            <draw:text-box>
              <text:p text:style-name="P8"><text:span text:style-name="T5">A0</text:span></text:p>
            </draw:text-box>
          </draw:frame>
        </draw:g>
        <draw:g>
          <draw:line draw:style-name="gr160" draw:text-style-name="P5" draw:layer="layout" svg:x1="9.367cm" svg:y1="17.193cm" svg:x2="9.671cm" svg:y2="17.193cm">
            <text:p/>
          </draw:line>
        </draw:g>
        <draw:rect draw:style-name="gr161" draw:text-style-name="P10" draw:layer="layout" svg:width="1.364cm" svg:height="0.864cm" svg:x="9.693cm" svg:y="16.764cm">
          <text:p text:style-name="P6"><text:span text:style-name="T6">Q1</text:span></text:p>
        </draw:rect>
        <draw:g>
          <draw:line draw:style-name="gr162" draw:text-style-name="P5" draw:layer="layout" svg:x1="8.872cm" svg:y1="21.034cm" svg:x2="8.872cm" svg:y2="21.945cm">
            <text:p/>
          </draw:line>
          <draw:line draw:style-name="gr163" draw:text-style-name="P5" draw:layer="layout" svg:x1="8.671cm" svg:y1="21.489cm" svg:x2="9.073cm" svg:y2="21.489cm">
            <text:p/>
          </draw:line>
          <draw:frame draw:style-name="gr164" draw:text-style-name="P9" draw:layer="layout" svg:width="1.122cm" svg:height="0.64cm" svg:x="9.073cm" svg:y="21.177cm">
            <draw:text-box>
              <text:p text:style-name="P8"><text:span text:style-name="T5">B1</text:span></text:p>
            </draw:text-box>
          </draw:frame>
        </draw:g>
        <draw:rect draw:style-name="gr165" draw:text-style-name="P10" draw:layer="layout" svg:width="0.94cm" svg:height="0.856cm" svg:x="8.386cm" svg:y="20.177cm">
          <text:p text:style-name="P6"><text:span text:style-name="T6">M10</text:span></text:p>
        </draw:rect>
        <draw:g>
          <draw:line draw:style-name="gr166" draw:text-style-name="P5" draw:layer="layout" svg:x1="9.368cm" svg:y1="20.657cm" svg:x2="9.672cm" svg:y2="20.657cm">
            <text:p/>
          </draw:line>
        </draw:g>
        <draw:rect draw:style-name="gr167" draw:text-style-name="P10" draw:layer="layout" svg:width="1.566cm" svg:height="0.864cm" svg:x="9.694cm" svg:y="20.228cm">
          <text:p text:style-name="P6"><text:span text:style-name="T6">Q4</text:span></text:p>
        </draw:rect>
        <draw:rect draw:style-name="gr168" draw:text-style-name="P10" draw:layer="layout" svg:width="0.94cm" svg:height="0.855cm" svg:x="8.386cm" svg:y="18.446cm">
          <text:p text:style-name="P6"><text:span text:style-name="T6">M9</text:span></text:p>
        </draw:rect>
        <draw:g>
          <draw:line draw:style-name="gr169" draw:text-style-name="P5" draw:layer="layout" svg:x1="8.841cm" svg:y1="19.301cm" svg:x2="8.841cm" svg:y2="20.156cm">
            <text:p/>
          </draw:line>
          <draw:line draw:style-name="gr170" draw:text-style-name="P5" draw:layer="layout" svg:x1="8.668cm" svg:y1="19.729cm" svg:x2="9.016cm" svg:y2="19.729cm">
            <text:p/>
          </draw:line>
          <draw:frame draw:style-name="gr171" draw:text-style-name="P9" draw:layer="layout" svg:width="0.972cm" svg:height="0.64cm" svg:x="9.016cm" svg:y="19.436cm">
            <draw:text-box>
              <text:p text:style-name="P8"><text:span text:style-name="T5">C0</text:span></text:p>
            </draw:text-box>
          </draw:frame>
        </draw:g>
        <draw:g>
          <draw:line draw:style-name="gr172" draw:text-style-name="P5" draw:layer="layout" svg:x1="9.361cm" svg:y1="18.917cm" svg:x2="9.665cm" svg:y2="18.917cm">
            <text:p/>
          </draw:line>
        </draw:g>
        <draw:rect draw:style-name="gr173" draw:text-style-name="P10" draw:layer="layout" svg:width="1.364cm" svg:height="0.863cm" svg:x="9.687cm" svg:y="18.489cm">
          <text:p text:style-name="P6"><text:span text:style-name="T6">Q2</text:span></text:p>
        </draw:rect>
        <draw:g>
          <draw:line draw:style-name="gr174" draw:text-style-name="P5" draw:layer="layout" svg:x1="8.866cm" svg:y1="24.581cm" svg:x2="8.866cm" svg:y2="25.492cm">
            <text:p/>
          </draw:line>
          <draw:line draw:style-name="gr175" draw:text-style-name="P5" draw:layer="layout" svg:x1="8.664cm" svg:y1="25.036cm" svg:x2="9.066cm" svg:y2="25.036cm">
            <text:p/>
          </draw:line>
          <draw:frame draw:style-name="gr176" draw:text-style-name="P9" draw:layer="layout" svg:width="1.122cm" svg:height="0.64cm" svg:x="9.067cm" svg:y="24.725cm">
            <draw:text-box>
              <text:p text:style-name="P8"><text:span text:style-name="T5">C1</text:span></text:p>
            </draw:text-box>
          </draw:frame>
        </draw:g>
        <draw:rect draw:style-name="gr177" draw:text-style-name="P10" draw:layer="layout" svg:width="0.94cm" svg:height="0.856cm" svg:x="8.379cm" svg:y="23.724cm">
          <text:p text:style-name="P6"><text:span text:style-name="T6">M12</text:span></text:p>
        </draw:rect>
        <draw:g>
          <draw:line draw:style-name="gr178" draw:text-style-name="P5" draw:layer="layout" svg:x1="9.362cm" svg:y1="24.203cm" svg:x2="9.666cm" svg:y2="24.203cm">
            <text:p/>
          </draw:line>
        </draw:g>
        <draw:rect draw:style-name="gr179" draw:text-style-name="P10" draw:layer="layout" svg:width="1.564cm" svg:height="0.864cm" svg:x="9.688cm" svg:y="23.775cm">
          <text:p text:style-name="P6"><text:span text:style-name="T6">Q3</text:span></text:p>
        </draw:rect>
        <draw:rect draw:style-name="gr180" draw:text-style-name="P10" draw:layer="layout" svg:width="0.94cm" svg:height="0.855cm" svg:x="8.379cm" svg:y="21.993cm">
          <text:p text:style-name="P6"><text:span text:style-name="T6">M11</text:span></text:p>
        </draw:rect>
        <draw:g>
          <draw:line draw:style-name="gr181" draw:text-style-name="P5" draw:layer="layout" svg:x1="8.835cm" svg:y1="22.848cm" svg:x2="8.835cm" svg:y2="23.703cm">
            <text:p/>
          </draw:line>
          <draw:line draw:style-name="gr182" draw:text-style-name="P5" draw:layer="layout" svg:x1="8.661cm" svg:y1="23.276cm" svg:x2="9.009cm" svg:y2="23.276cm">
            <text:p/>
          </draw:line>
          <draw:frame draw:style-name="gr183" draw:text-style-name="P9" draw:layer="layout" svg:width="0.972cm" svg:height="0.64cm" svg:x="9.01cm" svg:y="22.983cm">
            <draw:text-box>
              <text:p text:style-name="P8"><text:span text:style-name="T5">B0</text:span></text:p>
            </draw:text-box>
          </draw:frame>
        </draw:g>
        <draw:g>
          <draw:line draw:style-name="gr184" draw:text-style-name="P5" draw:layer="layout" svg:x1="9.355cm" svg:y1="22.464cm" svg:x2="9.659cm" svg:y2="22.464cm">
            <text:p/>
          </draw:line>
        </draw:g>
        <draw:rect draw:style-name="gr185" draw:text-style-name="P10" draw:layer="layout" svg:width="1.365cm" svg:height="0.864cm" svg:x="9.68cm" svg:y="22.035cm">
          <text:p text:style-name="P6"><text:span text:style-name="T6">Q5</text:span></text:p>
        </draw:rect>
        <draw:line draw:style-name="gr2" draw:text-style-name="P2" draw:layer="layout" svg:x1="8.872cm" svg:y1="25.392cm" svg:x2="8.872cm" svg:y2="26.142cm">
          <text:p/>
        </draw:line>
        <draw:line draw:style-name="gr2" draw:text-style-name="P2" draw:layer="layout" svg:x1="8.872cm" svg:y1="26.142cm" svg:x2="7.372cm" svg:y2="26.142cm">
          <text:p/>
        </draw:line>
        <draw:line draw:style-name="gr2" draw:text-style-name="P2" draw:layer="layout" svg:x1="7.422cm" svg:y1="26.142cm" svg:x2="7.422cm" svg:y2="3.692cm">
          <text:p/>
        </draw:line>
        <draw:line draw:style-name="gr106" draw:text-style-name="P2" draw:layer="layout" svg:x1="7.422cm" svg:y1="3.662cm" svg:x2="8.622cm" svg:y2="3.662cm">
          <text:p/>
        </draw:line>
        <draw:line draw:style-name="gr2" draw:text-style-name="P2" draw:layer="layout" svg:x1="14.932cm" svg:y1="2.237cm" svg:x2="15.45cm" svg:y2="2.237cm">
          <text:p/>
        </draw:line>
        <draw:line draw:style-name="gr2" draw:text-style-name="P2" draw:layer="layout" svg:x1="15.45cm" svg:y1="1.999cm" svg:x2="15.45cm" svg:y2="2.475cm">
          <text:p/>
        </draw:line>
        <draw:line draw:style-name="gr2" draw:text-style-name="P2" draw:layer="layout" svg:x1="15.666cm" svg:y1="1.999cm" svg:x2="15.666cm" svg:y2="2.475cm">
          <text:p/>
        </draw:line>
        <draw:line draw:style-name="gr2" draw:text-style-name="P2" draw:layer="layout" svg:x1="15.665cm" svg:y1="2.237cm" svg:x2="16.56cm" svg:y2="2.237cm">
          <text:p/>
        </draw:line>
        <draw:line draw:style-name="gr2" draw:text-style-name="P2" draw:layer="layout" svg:x1="16.56cm" svg:y1="1.999cm" svg:x2="16.56cm" svg:y2="2.475cm">
          <text:p/>
        </draw:line>
        <draw:line draw:style-name="gr2" draw:text-style-name="P2" draw:layer="layout" svg:x1="16.776cm" svg:y1="1.999cm" svg:x2="16.776cm" svg:y2="2.475cm">
          <text:p/>
        </draw:line>
        <draw:line draw:style-name="gr2" draw:text-style-name="P2" draw:layer="layout" svg:x1="16.777cm" svg:y1="2.237cm" svg:x2="17.767cm" svg:y2="2.237cm">
          <text:p/>
        </draw:line>
        <draw:ellipse draw:style-name="gr29" draw:text-style-name="P2" draw:layer="layout" svg:width="0.803cm" svg:height="0.723cm" svg:x="17.765cm" svg:y="1.878cm">
          <text:p/>
        </draw:ellipse>
        <draw:line draw:style-name="gr2" draw:text-style-name="P2" draw:layer="layout" svg:x1="18.589cm" svg:y1="2.237cm" svg:x2="19.249cm" svg:y2="2.237cm">
          <text:p/>
        </draw:line>
        <draw:rect draw:style-name="gr30" draw:text-style-name="P2" draw:layer="layout" svg:width="0.378cm" svg:height="1.006cm" svg:x="17.982cm" svg:y="1.974cm">
          <text:p/>
        </draw:rect>
        <draw:ellipse draw:style-name="gr29" draw:text-style-name="P2" draw:layer="layout" svg:width="0.802cm" svg:height="0.726cm" svg:x="17.766cm" svg:y="2.601cm">
          <text:p/>
        </draw:ellipse>
        <draw:line draw:style-name="gr2" draw:text-style-name="P2" draw:layer="layout" svg:x1="18.59cm" svg:y1="2.961cm" svg:x2="19.25cm" svg:y2="2.961cm">
          <text:p/>
        </draw:line>
        <draw:rect draw:style-name="gr30" draw:text-style-name="P2" draw:layer="layout" svg:width="0.377cm" svg:height="0.926cm" svg:x="17.983cm" svg:y="2.522cm">
          <text:p/>
        </draw:rect>
        <draw:line draw:style-name="gr2" draw:text-style-name="P2" draw:layer="layout" svg:x1="17.765cm" svg:y1="2.964cm" svg:x2="17.482cm" svg:y2="2.964cm">
          <text:p/>
        </draw:line>
        <draw:line draw:style-name="gr2" draw:text-style-name="P2" draw:layer="layout" svg:x1="17.482cm" svg:y1="2.224cm" svg:x2="17.482cm" svg:y2="2.964cm">
          <text:p/>
        </draw:line>
        <draw:frame draw:style-name="gr31" draw:text-style-name="P11" draw:layer="layout" svg:width="0.938cm" svg:height="0.603cm" svg:x="15.136cm" svg:y="2.402cm">
          <draw:text-box>
            <text:p><text:span text:style-name="T7">M0</text:span></text:p>
          </draw:text-box>
        </draw:frame>
        <draw:frame draw:style-name="gr35" draw:text-style-name="P11" draw:layer="layout" svg:width="0.76cm" svg:height="0.603cm" svg:x="16.268cm" svg:y="2.403cm">
          <draw:text-box>
            <text:p><text:span text:style-name="T7">M</text:span></text:p>
          </draw:text-box>
        </draw:frame>
        <draw:frame draw:style-name="gr33" draw:text-style-name="P12" draw:layer="layout" svg:width="0.925cm" svg:height="0.809cm" svg:x="17.812cm" svg:y="1.918cm">
          <draw:text-box>
            <text:p><text:span text:style-name="T8">Set</text:span></text:p>
            <text:p text:style-name="P2"><text:span text:style-name="T8">M1</text:span></text:p>
          </draw:text-box>
        </draw:frame>
        <draw:frame draw:style-name="gr186" draw:text-style-name="P13" draw:layer="layout" svg:width="1.273cm" svg:height="1.051cm" svg:x="17.624cm" svg:y="2.644cm">
          <draw:text-box>
            <text:p text:style-name="P2"><text:span text:style-name="T8">Reset</text:span></text:p>
            <text:p text:style-name="P2"><text:span text:style-name="T8">M0</text:span></text:p>
          </draw:text-box>
        </draw:frame>
        <draw:line draw:style-name="gr2" draw:text-style-name="P2" draw:layer="layout" svg:x1="17.765cm" svg:y1="10.208cm" svg:x2="17.482cm" svg:y2="10.208cm">
          <text:p/>
        </draw:line>
        <draw:line draw:style-name="gr2" draw:text-style-name="P2" draw:layer="layout" svg:x1="14.932cm" svg:y1="10.929cm" svg:x2="15.45cm" svg:y2="10.929cm">
          <text:p/>
        </draw:line>
        <draw:line draw:style-name="gr2" draw:text-style-name="P2" draw:layer="layout" svg:x1="15.45cm" svg:y1="10.691cm" svg:x2="15.45cm" svg:y2="11.167cm">
          <text:p/>
        </draw:line>
        <draw:line draw:style-name="gr2" draw:text-style-name="P2" draw:layer="layout" svg:x1="15.666cm" svg:y1="10.691cm" svg:x2="15.666cm" svg:y2="11.167cm">
          <text:p/>
        </draw:line>
        <draw:line draw:style-name="gr2" draw:text-style-name="P2" draw:layer="layout" svg:x1="15.665cm" svg:y1="10.929cm" svg:x2="16.56cm" svg:y2="10.929cm">
          <text:p/>
        </draw:line>
        <draw:line draw:style-name="gr2" draw:text-style-name="P2" draw:layer="layout" svg:x1="16.56cm" svg:y1="10.691cm" svg:x2="16.56cm" svg:y2="11.167cm">
          <text:p/>
        </draw:line>
        <draw:line draw:style-name="gr2" draw:text-style-name="P2" draw:layer="layout" svg:x1="16.776cm" svg:y1="10.691cm" svg:x2="16.776cm" svg:y2="11.167cm">
          <text:p/>
        </draw:line>
        <draw:line draw:style-name="gr2" draw:text-style-name="P2" draw:layer="layout" svg:x1="16.777cm" svg:y1="10.929cm" svg:x2="17.767cm" svg:y2="10.929cm">
          <text:p/>
        </draw:line>
        <draw:ellipse draw:style-name="gr29" draw:text-style-name="P2" draw:layer="layout" svg:width="0.803cm" svg:height="0.724cm" svg:x="17.765cm" svg:y="10.571cm">
          <text:p/>
        </draw:ellipse>
        <draw:line draw:style-name="gr2" draw:text-style-name="P2" draw:layer="layout" svg:x1="18.589cm" svg:y1="10.929cm" svg:x2="19.249cm" svg:y2="10.929cm">
          <text:p/>
        </draw:line>
        <draw:rect draw:style-name="gr30" draw:text-style-name="P2" draw:layer="layout" svg:width="0.378cm" svg:height="1.005cm" svg:x="17.982cm" svg:y="10.49cm">
          <text:p/>
        </draw:rect>
        <draw:ellipse draw:style-name="gr29" draw:text-style-name="P2" draw:layer="layout" svg:width="0.802cm" svg:height="0.724cm" svg:x="17.766cm" svg:y="11.295cm">
          <text:p/>
        </draw:ellipse>
        <draw:line draw:style-name="gr2" draw:text-style-name="P2" draw:layer="layout" svg:x1="18.59cm" svg:y1="11.654cm" svg:x2="19.25cm" svg:y2="11.654cm">
          <text:p/>
        </draw:line>
        <draw:rect draw:style-name="gr30" draw:text-style-name="P2" draw:layer="layout" svg:width="0.377cm" svg:height="1.008cm" svg:x="17.983cm" svg:y="11.214cm">
          <text:p/>
        </draw:rect>
        <draw:line draw:style-name="gr2" draw:text-style-name="P2" draw:layer="layout" svg:x1="17.765cm" svg:y1="11.657cm" svg:x2="17.482cm" svg:y2="11.657cm">
          <text:p/>
        </draw:line>
        <draw:line draw:style-name="gr2" draw:text-style-name="P2" draw:layer="layout" svg:x1="17.482cm" svg:y1="10.916cm" svg:x2="17.482cm" svg:y2="11.656cm">
          <text:p/>
        </draw:line>
        <draw:frame draw:style-name="gr31" draw:text-style-name="P11" draw:layer="layout" svg:width="0.938cm" svg:height="0.603cm" svg:x="15.136cm" svg:y="11.094cm">
          <draw:text-box>
            <text:p><text:span text:style-name="T7">M6</text:span></text:p>
          </draw:text-box>
        </draw:frame>
        <draw:frame draw:style-name="gr187" draw:text-style-name="P11" draw:layer="layout" svg:width="0.76cm" svg:height="0.603cm" svg:x="16.268cm" svg:y="11.094cm">
          <draw:text-box>
            <text:p><text:span text:style-name="T7">M</text:span></text:p>
          </draw:text-box>
        </draw:frame>
        <draw:frame draw:style-name="gr33" draw:text-style-name="P12" draw:layer="layout" svg:width="0.925cm" svg:height="0.809cm" svg:x="17.812cm" svg:y="10.61cm">
          <draw:text-box>
            <text:p><text:span text:style-name="T8">Set</text:span></text:p>
            <text:p text:style-name="P2"><text:span text:style-name="T8">M7</text:span></text:p>
          </draw:text-box>
        </draw:frame>
        <draw:frame draw:style-name="gr40" draw:text-style-name="P13" draw:layer="layout" svg:width="1.273cm" svg:height="0.809cm" svg:x="17.624cm" svg:y="11.327cm">
          <draw:text-box>
            <text:p text:style-name="P2"><text:span text:style-name="T8">Reset</text:span></text:p>
            <text:p text:style-name="P2"><text:span text:style-name="T8">M6</text:span></text:p>
          </draw:text-box>
        </draw:frame>
        <draw:line draw:style-name="gr2" draw:text-style-name="P2" draw:layer="layout" svg:x1="14.932cm" svg:y1="12.378cm" svg:x2="15.45cm" svg:y2="12.378cm">
          <text:p/>
        </draw:line>
        <draw:line draw:style-name="gr2" draw:text-style-name="P2" draw:layer="layout" svg:x1="15.45cm" svg:y1="12.14cm" svg:x2="15.45cm" svg:y2="12.616cm">
          <text:p/>
        </draw:line>
        <draw:line draw:style-name="gr2" draw:text-style-name="P2" draw:layer="layout" svg:x1="15.666cm" svg:y1="12.14cm" svg:x2="15.666cm" svg:y2="12.616cm">
          <text:p/>
        </draw:line>
        <draw:line draw:style-name="gr2" draw:text-style-name="P2" draw:layer="layout" svg:x1="15.665cm" svg:y1="12.378cm" svg:x2="16.56cm" svg:y2="12.378cm">
          <text:p/>
        </draw:line>
        <draw:line draw:style-name="gr2" draw:text-style-name="P2" draw:layer="layout" svg:x1="16.56cm" svg:y1="12.14cm" svg:x2="16.56cm" svg:y2="12.616cm">
          <text:p/>
        </draw:line>
        <draw:line draw:style-name="gr2" draw:text-style-name="P2" draw:layer="layout" svg:x1="16.776cm" svg:y1="12.14cm" svg:x2="16.776cm" svg:y2="12.616cm">
          <text:p/>
        </draw:line>
        <draw:line draw:style-name="gr2" draw:text-style-name="P2" draw:layer="layout" svg:x1="16.777cm" svg:y1="12.378cm" svg:x2="17.767cm" svg:y2="12.378cm">
          <text:p/>
        </draw:line>
        <draw:ellipse draw:style-name="gr29" draw:text-style-name="P2" draw:layer="layout" svg:width="0.803cm" svg:height="0.724cm" svg:x="17.765cm" svg:y="12.019cm">
          <text:p/>
        </draw:ellipse>
        <draw:line draw:style-name="gr2" draw:text-style-name="P2" draw:layer="layout" svg:x1="18.589cm" svg:y1="12.378cm" svg:x2="19.249cm" svg:y2="12.378cm">
          <text:p/>
        </draw:line>
        <draw:rect draw:style-name="gr30" draw:text-style-name="P2" draw:layer="layout" svg:width="0.378cm" svg:height="1.006cm" svg:x="17.982cm" svg:y="11.939cm">
          <text:p/>
        </draw:rect>
        <draw:ellipse draw:style-name="gr29" draw:text-style-name="P2" draw:layer="layout" svg:width="0.802cm" svg:height="0.726cm" svg:x="17.766cm" svg:y="12.743cm">
          <text:p/>
        </draw:ellipse>
        <draw:line draw:style-name="gr2" draw:text-style-name="P2" draw:layer="layout" svg:x1="18.59cm" svg:y1="13.102cm" svg:x2="19.25cm" svg:y2="13.102cm">
          <text:p/>
        </draw:line>
        <draw:rect draw:style-name="gr30" draw:text-style-name="P2" draw:layer="layout" svg:width="0.377cm" svg:height="2.376cm" svg:x="17.983cm" svg:y="12.664cm">
          <text:p/>
        </draw:rect>
        <draw:line draw:style-name="gr2" draw:text-style-name="P2" draw:layer="layout" svg:x1="17.765cm" svg:y1="13.106cm" svg:x2="17.482cm" svg:y2="13.106cm">
          <text:p/>
        </draw:line>
        <draw:line draw:style-name="gr2" draw:text-style-name="P2" draw:layer="layout" svg:x1="17.482cm" svg:y1="12.365cm" svg:x2="17.482cm" svg:y2="13.105cm">
          <text:p/>
        </draw:line>
        <draw:frame draw:style-name="gr31" draw:text-style-name="P11" draw:layer="layout" svg:width="0.938cm" svg:height="0.603cm" svg:x="15.136cm" svg:y="12.542cm">
          <draw:text-box>
            <text:p><text:span text:style-name="T7">M7</text:span></text:p>
          </draw:text-box>
        </draw:frame>
        <draw:frame draw:style-name="gr32" draw:text-style-name="P11" draw:layer="layout" svg:width="0.891cm" svg:height="0.603cm" svg:x="16.268cm" svg:y="12.543cm">
          <draw:text-box>
            <text:p><text:span text:style-name="T7">A3</text:span></text:p>
          </draw:text-box>
        </draw:frame>
        <draw:frame draw:style-name="gr33" draw:text-style-name="P12" draw:layer="layout" svg:width="0.925cm" svg:height="0.809cm" svg:x="17.812cm" svg:y="12.06cm">
          <draw:text-box>
            <text:p><text:span text:style-name="T8">Set</text:span></text:p>
            <text:p text:style-name="P2"><text:span text:style-name="T8">M8</text:span></text:p>
          </draw:text-box>
        </draw:frame>
        <draw:frame draw:style-name="gr40" draw:text-style-name="P13" draw:layer="layout" svg:width="1.273cm" svg:height="0.809cm" svg:x="17.624cm" svg:y="12.777cm">
          <draw:text-box>
            <text:p text:style-name="P2"><text:span text:style-name="T8">Reset</text:span></text:p>
            <text:p text:style-name="P2"><text:span text:style-name="T8">M7</text:span></text:p>
          </draw:text-box>
        </draw:frame>
        <draw:line draw:style-name="gr2" draw:text-style-name="P2" draw:layer="layout" svg:x1="14.932cm" svg:y1="20.997cm" svg:x2="15.45cm" svg:y2="20.997cm">
          <text:p/>
        </draw:line>
        <draw:line draw:style-name="gr2" draw:text-style-name="P2" draw:layer="layout" svg:x1="15.45cm" svg:y1="20.795cm" svg:x2="15.45cm" svg:y2="21.198cm">
          <text:p/>
        </draw:line>
        <draw:line draw:style-name="gr2" draw:text-style-name="P2" draw:layer="layout" svg:x1="15.666cm" svg:y1="20.795cm" svg:x2="15.666cm" svg:y2="21.198cm">
          <text:p/>
        </draw:line>
        <draw:line draw:style-name="gr2" draw:text-style-name="P2" draw:layer="layout" svg:x1="15.665cm" svg:y1="20.997cm" svg:x2="16.56cm" svg:y2="20.997cm">
          <text:p/>
        </draw:line>
        <draw:line draw:style-name="gr2" draw:text-style-name="P2" draw:layer="layout" svg:x1="16.56cm" svg:y1="20.795cm" svg:x2="16.56cm" svg:y2="21.198cm">
          <text:p/>
        </draw:line>
        <draw:line draw:style-name="gr2" draw:text-style-name="P2" draw:layer="layout" svg:x1="16.776cm" svg:y1="20.795cm" svg:x2="16.776cm" svg:y2="21.198cm">
          <text:p/>
        </draw:line>
        <draw:line draw:style-name="gr2" draw:text-style-name="P2" draw:layer="layout" svg:x1="16.777cm" svg:y1="20.997cm" svg:x2="17.767cm" svg:y2="20.997cm">
          <text:p/>
        </draw:line>
        <draw:ellipse draw:style-name="gr29" draw:text-style-name="P2" draw:layer="layout" svg:width="0.803cm" svg:height="0.613cm" svg:x="17.765cm" svg:y="20.693cm">
          <text:p/>
        </draw:ellipse>
        <draw:line draw:style-name="gr2" draw:text-style-name="P2" draw:layer="layout" svg:x1="18.589cm" svg:y1="20.997cm" svg:x2="19.249cm" svg:y2="20.997cm">
          <text:p/>
        </draw:line>
        <draw:rect draw:style-name="gr30" draw:text-style-name="P2" draw:layer="layout" svg:width="0.378cm" svg:height="0.853cm" svg:x="17.982cm" svg:y="20.524cm">
          <text:p/>
        </draw:rect>
        <draw:frame draw:style-name="gr188" draw:text-style-name="P14" draw:layer="layout" svg:width="0.938cm" svg:height="0.569cm" svg:x="15.136cm" svg:y="21.136cm">
          <draw:text-box>
            <text:p text:style-name="P14"><text:span text:style-name="T9">M1</text:span></text:p>
          </draw:text-box>
        </draw:frame>
        <draw:frame draw:style-name="gr189" draw:text-style-name="P11" draw:layer="layout" svg:width="0.891cm" svg:height="0.603cm" svg:x="16.268cm" svg:y="21.136cm">
          <draw:text-box>
            <text:p><text:span text:style-name="T7">A0</text:span></text:p>
          </draw:text-box>
        </draw:frame>
        <draw:frame draw:style-name="gr190" draw:text-style-name="P12" draw:layer="layout" svg:width="0.925cm" svg:height="0.53cm" svg:x="17.712cm" svg:y="20.801cm">
          <draw:text-box>
            <text:p><text:span text:style-name="T8">Q0</text:span></text:p>
          </draw:text-box>
        </draw:frame>
        <draw:line draw:style-name="gr2" draw:text-style-name="P2" draw:layer="layout" svg:x1="14.935cm" svg:y1="21.713cm" svg:x2="15.453cm" svg:y2="21.713cm">
          <text:p/>
        </draw:line>
        <draw:line draw:style-name="gr2" draw:text-style-name="P2" draw:layer="layout" svg:x1="15.453cm" svg:y1="21.529cm" svg:x2="15.453cm" svg:y2="21.897cm">
          <text:p/>
        </draw:line>
        <draw:line draw:style-name="gr2" draw:text-style-name="P2" draw:layer="layout" svg:x1="15.669cm" svg:y1="21.529cm" svg:x2="15.669cm" svg:y2="21.897cm">
          <text:p/>
        </draw:line>
        <draw:frame draw:style-name="gr191" draw:text-style-name="P14" draw:layer="layout" svg:width="0.996cm" svg:height="0.569cm" svg:x="15.144cm" svg:y="21.874cm">
          <draw:text-box>
            <text:p text:style-name="P14"><text:span text:style-name="T9">M4</text:span></text:p>
          </draw:text-box>
        </draw:frame>
        <draw:line draw:style-name="gr2" draw:text-style-name="P2" draw:layer="layout" svg:x1="15.69cm" svg:y1="21.713cm" svg:x2="16.208cm" svg:y2="21.713cm">
          <text:p/>
        </draw:line>
        <draw:line draw:style-name="gr2" draw:text-style-name="P2" draw:layer="layout" svg:x1="16.19cm" svg:y1="22.383cm" svg:x2="16.19cm" svg:y2="20.995cm">
          <text:p/>
        </draw:line>
        <draw:line draw:style-name="gr2" draw:text-style-name="P2" draw:layer="layout" svg:x1="14.935cm" svg:y1="22.397cm" svg:x2="15.453cm" svg:y2="22.397cm">
          <text:p/>
        </draw:line>
        <draw:line draw:style-name="gr2" draw:text-style-name="P2" draw:layer="layout" svg:x1="15.453cm" svg:y1="22.213cm" svg:x2="15.453cm" svg:y2="22.581cm">
          <text:p/>
        </draw:line>
        <draw:line draw:style-name="gr2" draw:text-style-name="P2" draw:layer="layout" svg:x1="15.669cm" svg:y1="22.213cm" svg:x2="15.669cm" svg:y2="22.581cm">
          <text:p/>
        </draw:line>
        <draw:line draw:style-name="gr2" draw:text-style-name="P2" draw:layer="layout" svg:x1="15.69cm" svg:y1="22.398cm" svg:x2="16.208cm" svg:y2="22.398cm">
          <text:p/>
        </draw:line>
        <draw:frame draw:style-name="gr43" draw:text-style-name="P14" draw:layer="layout" svg:width="0.996cm" svg:height="0.569cm" svg:x="15.15cm" svg:y="22.577cm">
          <draw:text-box>
            <text:p text:style-name="P14"><text:span text:style-name="T9">M7</text:span></text:p>
          </draw:text-box>
        </draw:frame>
        <draw:line draw:style-name="gr2" draw:text-style-name="P2" draw:layer="layout" svg:x1="14.936cm" svg:y1="24.571cm" svg:x2="15.454cm" svg:y2="24.571cm">
          <text:p/>
        </draw:line>
        <draw:line draw:style-name="gr2" draw:text-style-name="P2" draw:layer="layout" svg:x1="15.454cm" svg:y1="24.38cm" svg:x2="15.454cm" svg:y2="24.762cm">
          <text:p/>
        </draw:line>
        <draw:line draw:style-name="gr2" draw:text-style-name="P2" draw:layer="layout" svg:x1="15.67cm" svg:y1="24.38cm" svg:x2="15.67cm" svg:y2="24.762cm">
          <text:p/>
        </draw:line>
        <draw:line draw:style-name="gr2" draw:text-style-name="P2" draw:layer="layout" svg:x1="15.691cm" svg:y1="24.572cm" svg:x2="16.209cm" svg:y2="24.572cm">
          <text:p/>
        </draw:line>
        <draw:frame draw:style-name="gr192" draw:text-style-name="P14" draw:layer="layout" svg:width="0.996cm" svg:height="0.57cm" svg:x="15.15cm" svg:y="24.711cm">
          <draw:text-box>
            <text:p text:style-name="P14"><text:span text:style-name="T9">M8</text:span></text:p>
          </draw:text-box>
        </draw:frame>
        <draw:line draw:style-name="gr2" draw:text-style-name="P2" draw:layer="layout" svg:x1="14.934cm" svg:y1="25.928cm" svg:x2="15.452cm" svg:y2="25.928cm">
          <text:p/>
        </draw:line>
        <draw:line draw:style-name="gr2" draw:text-style-name="P2" draw:layer="layout" svg:x1="15.452cm" svg:y1="25.733cm" svg:x2="15.452cm" svg:y2="26.121cm">
          <text:p/>
        </draw:line>
        <draw:line draw:style-name="gr2" draw:text-style-name="P2" draw:layer="layout" svg:x1="15.668cm" svg:y1="25.733cm" svg:x2="15.668cm" svg:y2="26.121cm">
          <text:p/>
        </draw:line>
        <draw:line draw:style-name="gr2" draw:text-style-name="P2" draw:layer="layout" svg:x1="15.669cm" svg:y1="25.928cm" svg:x2="17.762cm" svg:y2="25.928cm">
          <text:p/>
        </draw:line>
        <draw:ellipse draw:style-name="gr29" draw:text-style-name="P2" draw:layer="layout" svg:width="0.802cm" svg:height="0.59cm" svg:x="17.767cm" svg:y="25.635cm">
          <text:p/>
        </draw:ellipse>
        <draw:line draw:style-name="gr2" draw:text-style-name="P2" draw:layer="layout" svg:x1="18.59cm" svg:y1="25.928cm" svg:x2="19.25cm" svg:y2="25.928cm">
          <text:p/>
        </draw:line>
        <draw:rect draw:style-name="gr30" draw:text-style-name="P2" draw:layer="layout" svg:width="0.376cm" svg:height="0.822cm" svg:x="17.983cm" svg:y="25.503cm">
          <text:p/>
        </draw:rect>
        <draw:frame draw:style-name="gr193" draw:text-style-name="P12" draw:layer="layout" svg:width="0.925cm" svg:height="0.628cm" svg:x="17.719cm" svg:y="25.734cm">
          <draw:text-box>
            <text:p><text:span text:style-name="T8">Q3</text:span></text:p>
          </draw:text-box>
        </draw:frame>
        <draw:frame draw:style-name="gr194" draw:text-style-name="P14" draw:layer="layout" svg:width="1.116cm" svg:height="0.569cm" svg:x="15.134cm" svg:y="25.961cm">
          <draw:text-box>
            <text:p text:style-name="P14"><text:span text:style-name="T9">M12</text:span></text:p>
          </draw:text-box>
        </draw:frame>
        <draw:line draw:style-name="gr2" draw:text-style-name="P2" draw:layer="layout" svg:x1="14.934cm" svg:y1="26.561cm" svg:x2="15.452cm" svg:y2="26.561cm">
          <text:p/>
        </draw:line>
        <draw:line draw:style-name="gr2" draw:text-style-name="P2" draw:layer="layout" svg:x1="15.452cm" svg:y1="26.366cm" svg:x2="15.452cm" svg:y2="26.754cm">
          <text:p/>
        </draw:line>
        <draw:line draw:style-name="gr2" draw:text-style-name="P2" draw:layer="layout" svg:x1="15.668cm" svg:y1="26.366cm" svg:x2="15.668cm" svg:y2="26.754cm">
          <text:p/>
        </draw:line>
        <draw:line draw:style-name="gr2" draw:text-style-name="P2" draw:layer="layout" svg:x1="15.669cm" svg:y1="26.561cm" svg:x2="17.762cm" svg:y2="26.561cm">
          <text:p/>
        </draw:line>
        <draw:ellipse draw:style-name="gr29" draw:text-style-name="P2" draw:layer="layout" svg:width="0.802cm" svg:height="0.592cm" svg:x="17.767cm" svg:y="26.267cm">
          <text:p/>
        </draw:ellipse>
        <draw:line draw:style-name="gr2" draw:text-style-name="P2" draw:layer="layout" svg:x1="18.59cm" svg:y1="26.561cm" svg:x2="19.25cm" svg:y2="26.561cm">
          <text:p/>
        </draw:line>
        <draw:frame draw:style-name="gr194" draw:text-style-name="P14" draw:layer="layout" svg:width="1.116cm" svg:height="0.569cm" svg:x="15.25cm" svg:y="26.634cm">
          <draw:text-box>
            <text:p text:style-name="P14"><text:span text:style-name="T9">M10</text:span></text:p>
          </draw:text-box>
        </draw:frame>
        <draw:line draw:style-name="gr2" draw:text-style-name="P2" draw:layer="layout" svg:x1="14.934cm" svg:y1="27.195cm" svg:x2="15.452cm" svg:y2="27.195cm">
          <text:p/>
        </draw:line>
        <draw:line draw:style-name="gr2" draw:text-style-name="P2" draw:layer="layout" svg:x1="15.452cm" svg:y1="27cm" svg:x2="15.452cm" svg:y2="27.388cm">
          <text:p/>
        </draw:line>
        <draw:line draw:style-name="gr2" draw:text-style-name="P2" draw:layer="layout" svg:x1="15.668cm" svg:y1="27cm" svg:x2="15.668cm" svg:y2="27.388cm">
          <text:p/>
        </draw:line>
        <draw:line draw:style-name="gr2" draw:text-style-name="P2" draw:layer="layout" svg:x1="15.669cm" svg:y1="27.196cm" svg:x2="17.762cm" svg:y2="27.196cm">
          <text:p/>
        </draw:line>
        <draw:ellipse draw:style-name="gr29" draw:text-style-name="P2" draw:layer="layout" svg:width="0.802cm" svg:height="0.629cm" svg:x="17.767cm" svg:y="26.871cm">
          <text:p/>
        </draw:ellipse>
        <draw:line draw:style-name="gr2" draw:text-style-name="P2" draw:layer="layout" svg:x1="18.59cm" svg:y1="27.195cm" svg:x2="19.25cm" svg:y2="27.195cm">
          <text:p/>
        </draw:line>
        <draw:rect draw:style-name="gr30" draw:text-style-name="P2" draw:layer="layout" svg:width="0.376cm" svg:height="0.981cm" svg:x="17.983cm" svg:y="26.732cm">
          <text:p/>
        </draw:rect>
        <draw:frame draw:style-name="gr195" draw:text-style-name="P12" draw:layer="layout" svg:width="0.925cm" svg:height="0.749cm" svg:x="17.719cm" svg:y="26.913cm">
          <draw:text-box>
            <text:p><text:span text:style-name="T8">Q5</text:span></text:p>
          </draw:text-box>
        </draw:frame>
        <draw:frame draw:style-name="gr196" draw:text-style-name="P14" draw:layer="layout" svg:width="1.09cm" svg:height="0.57cm" svg:x="15.134cm" svg:y="27.183cm">
          <draw:text-box>
            <text:p text:style-name="P14"><text:span text:style-name="T9">M11</text:span></text:p>
          </draw:text-box>
        </draw:frame>
        <draw:rect draw:style-name="gr30" draw:text-style-name="P2" draw:layer="layout" svg:width="0.376cm" svg:height="0.824cm" svg:x="17.983cm" svg:y="26.136cm">
          <text:p/>
        </draw:rect>
        <draw:frame draw:style-name="gr193" draw:text-style-name="P12" draw:layer="layout" svg:width="0.925cm" svg:height="0.628cm" svg:x="17.72cm" svg:y="26.367cm">
          <draw:text-box>
            <text:p><text:span text:style-name="T8">Q4</text:span></text:p>
          </draw:text-box>
        </draw:frame>
        <draw:line draw:style-name="gr2" draw:text-style-name="P2" draw:layer="layout" svg:x1="16.19cm" svg:y1="24.588cm" svg:x2="16.19cm" svg:y2="23.147cm">
          <text:p/>
        </draw:line>
        <draw:line draw:style-name="gr2" draw:text-style-name="P2" draw:layer="layout" svg:x1="14.932cm" svg:y1="13.795cm" svg:x2="15.45cm" svg:y2="13.795cm">
          <text:p/>
        </draw:line>
        <draw:line draw:style-name="gr2" draw:text-style-name="P2" draw:layer="layout" svg:x1="15.45cm" svg:y1="13.557cm" svg:x2="15.45cm" svg:y2="14.033cm">
          <text:p/>
        </draw:line>
        <draw:line draw:style-name="gr2" draw:text-style-name="P2" draw:layer="layout" svg:x1="15.666cm" svg:y1="13.557cm" svg:x2="15.666cm" svg:y2="14.033cm">
          <text:p/>
        </draw:line>
        <draw:line draw:style-name="gr2" draw:text-style-name="P2" draw:layer="layout" svg:x1="15.665cm" svg:y1="13.795cm" svg:x2="16.56cm" svg:y2="13.795cm">
          <text:p/>
        </draw:line>
        <draw:line draw:style-name="gr2" draw:text-style-name="P2" draw:layer="layout" svg:x1="16.56cm" svg:y1="13.557cm" svg:x2="16.56cm" svg:y2="14.033cm">
          <text:p/>
        </draw:line>
        <draw:line draw:style-name="gr2" draw:text-style-name="P2" draw:layer="layout" svg:x1="16.776cm" svg:y1="13.557cm" svg:x2="16.776cm" svg:y2="14.033cm">
          <text:p/>
        </draw:line>
        <draw:line draw:style-name="gr2" draw:text-style-name="P2" draw:layer="layout" svg:x1="16.777cm" svg:y1="13.795cm" svg:x2="17.767cm" svg:y2="13.795cm">
          <text:p/>
        </draw:line>
        <draw:ellipse draw:style-name="gr29" draw:text-style-name="P2" draw:layer="layout" svg:width="0.803cm" svg:height="0.723cm" svg:x="17.765cm" svg:y="13.437cm">
          <text:p/>
        </draw:ellipse>
        <draw:line draw:style-name="gr2" draw:text-style-name="P2" draw:layer="layout" svg:x1="18.589cm" svg:y1="13.795cm" svg:x2="19.249cm" svg:y2="13.795cm">
          <text:p/>
        </draw:line>
        <draw:rect draw:style-name="gr30" draw:text-style-name="P2" draw:layer="layout" svg:width="0.378cm" svg:height="1.007cm" svg:x="17.982cm" svg:y="13.355cm">
          <text:p/>
        </draw:rect>
        <draw:ellipse draw:style-name="gr29" draw:text-style-name="P2" draw:layer="layout" svg:width="0.802cm" svg:height="0.725cm" svg:x="17.766cm" svg:y="14.16cm">
          <text:p/>
        </draw:ellipse>
        <draw:line draw:style-name="gr2" draw:text-style-name="P2" draw:layer="layout" svg:x1="18.59cm" svg:y1="14.519cm" svg:x2="19.25cm" svg:y2="14.519cm">
          <text:p/>
        </draw:line>
        <draw:rect draw:style-name="gr30" draw:text-style-name="P2" draw:layer="layout" svg:width="0.377cm" svg:height="1.006cm" svg:x="17.983cm" svg:y="13.992cm">
          <text:p/>
        </draw:rect>
        <draw:line draw:style-name="gr2" draw:text-style-name="P2" draw:layer="layout" svg:x1="17.765cm" svg:y1="14.523cm" svg:x2="17.482cm" svg:y2="14.523cm">
          <text:p/>
        </draw:line>
        <draw:line draw:style-name="gr2" draw:text-style-name="P2" draw:layer="layout" svg:x1="17.482cm" svg:y1="13.782cm" svg:x2="17.482cm" svg:y2="14.522cm">
          <text:p/>
        </draw:line>
        <draw:frame draw:style-name="gr31" draw:text-style-name="P11" draw:layer="layout" svg:width="0.938cm" svg:height="0.603cm" svg:x="15.136cm" svg:y="13.959cm">
          <draw:text-box>
            <text:p><text:span text:style-name="T7">M8</text:span></text:p>
          </draw:text-box>
        </draw:frame>
        <draw:frame draw:style-name="gr32" draw:text-style-name="P11" draw:layer="layout" svg:width="0.891cm" svg:height="0.603cm" svg:x="16.268cm" svg:y="13.96cm">
          <draw:text-box>
            <text:p><text:span text:style-name="T7">A0</text:span></text:p>
          </draw:text-box>
        </draw:frame>
        <draw:frame draw:style-name="gr33" draw:text-style-name="P12" draw:layer="layout" svg:width="0.925cm" svg:height="0.809cm" svg:x="17.712cm" svg:y="13.476cm">
          <draw:text-box>
            <text:p><text:span text:style-name="T8">Set</text:span></text:p>
            <text:p text:style-name="P2"><text:span text:style-name="T8">M9</text:span></text:p>
          </draw:text-box>
        </draw:frame>
        <draw:frame draw:style-name="gr40" draw:text-style-name="P13" draw:layer="layout" svg:width="1.273cm" svg:height="0.809cm" svg:x="17.624cm" svg:y="14.094cm">
          <draw:text-box>
            <text:p text:style-name="P2"><text:span text:style-name="T8">Reset</text:span></text:p>
            <text:p text:style-name="P2"><text:span text:style-name="T8">M8</text:span></text:p>
          </draw:text-box>
        </draw:frame>
        <draw:line draw:style-name="gr2" draw:text-style-name="P2" draw:layer="layout" svg:x1="14.932cm" svg:y1="15.212cm" svg:x2="15.45cm" svg:y2="15.212cm">
          <text:p/>
        </draw:line>
        <draw:line draw:style-name="gr2" draw:text-style-name="P2" draw:layer="layout" svg:x1="15.45cm" svg:y1="14.974cm" svg:x2="15.45cm" svg:y2="15.45cm">
          <text:p/>
        </draw:line>
        <draw:line draw:style-name="gr2" draw:text-style-name="P2" draw:layer="layout" svg:x1="15.666cm" svg:y1="14.974cm" svg:x2="15.666cm" svg:y2="15.45cm">
          <text:p/>
        </draw:line>
        <draw:line draw:style-name="gr2" draw:text-style-name="P2" draw:layer="layout" svg:x1="15.665cm" svg:y1="15.212cm" svg:x2="16.56cm" svg:y2="15.212cm">
          <text:p/>
        </draw:line>
        <draw:line draw:style-name="gr2" draw:text-style-name="P2" draw:layer="layout" svg:x1="16.56cm" svg:y1="14.974cm" svg:x2="16.56cm" svg:y2="15.45cm">
          <text:p/>
        </draw:line>
        <draw:line draw:style-name="gr2" draw:text-style-name="P2" draw:layer="layout" svg:x1="16.776cm" svg:y1="14.974cm" svg:x2="16.776cm" svg:y2="15.45cm">
          <text:p/>
        </draw:line>
        <draw:line draw:style-name="gr2" draw:text-style-name="P2" draw:layer="layout" svg:x1="16.777cm" svg:y1="15.212cm" svg:x2="17.767cm" svg:y2="15.212cm">
          <text:p/>
        </draw:line>
        <draw:ellipse draw:style-name="gr29" draw:text-style-name="P2" draw:layer="layout" svg:width="0.803cm" svg:height="0.724cm" svg:x="17.765cm" svg:y="14.853cm">
          <text:p/>
        </draw:ellipse>
        <draw:line draw:style-name="gr2" draw:text-style-name="P2" draw:layer="layout" svg:x1="18.589cm" svg:y1="15.212cm" svg:x2="19.249cm" svg:y2="15.212cm">
          <text:p/>
        </draw:line>
        <draw:rect draw:style-name="gr30" draw:text-style-name="P2" draw:layer="layout" svg:width="0.378cm" svg:height="1.006cm" svg:x="17.982cm" svg:y="14.773cm">
          <text:p/>
        </draw:rect>
        <draw:ellipse draw:style-name="gr29" draw:text-style-name="P2" draw:layer="layout" svg:width="0.802cm" svg:height="0.726cm" svg:x="17.766cm" svg:y="15.577cm">
          <text:p/>
        </draw:ellipse>
        <draw:line draw:style-name="gr2" draw:text-style-name="P2" draw:layer="layout" svg:x1="18.59cm" svg:y1="15.937cm" svg:x2="19.25cm" svg:y2="15.937cm">
          <text:p/>
        </draw:line>
        <draw:rect draw:style-name="gr30" draw:text-style-name="P2" draw:layer="layout" svg:width="0.377cm" svg:height="1.005cm" svg:x="17.983cm" svg:y="15.409cm">
          <text:p/>
        </draw:rect>
        <draw:line draw:style-name="gr2" draw:text-style-name="P2" draw:layer="layout" svg:x1="17.765cm" svg:y1="15.94cm" svg:x2="17.482cm" svg:y2="15.94cm">
          <text:p/>
        </draw:line>
        <draw:line draw:style-name="gr2" draw:text-style-name="P2" draw:layer="layout" svg:x1="17.482cm" svg:y1="15.199cm" svg:x2="17.482cm" svg:y2="15.939cm">
          <text:p/>
        </draw:line>
        <draw:frame draw:style-name="gr31" draw:text-style-name="P11" draw:layer="layout" svg:width="0.938cm" svg:height="0.603cm" svg:x="15.136cm" svg:y="15.376cm">
          <draw:text-box>
            <text:p><text:span text:style-name="T7">M9</text:span></text:p>
          </draw:text-box>
        </draw:frame>
        <draw:frame draw:style-name="gr197" draw:text-style-name="P11" draw:layer="layout" svg:width="0.908cm" svg:height="0.603cm" svg:x="16.268cm" svg:y="15.377cm">
          <draw:text-box>
            <text:p><text:span text:style-name="T7">C0</text:span></text:p>
          </draw:text-box>
        </draw:frame>
        <draw:frame draw:style-name="gr198" draw:text-style-name="P12" draw:layer="layout" svg:width="1.038cm" svg:height="0.963cm" svg:x="17.712cm" svg:y="14.794cm">
          <draw:text-box>
            <text:p><text:span text:style-name="T8">Set</text:span></text:p>
            <text:p text:style-name="P2"><text:span text:style-name="T8">M10</text:span></text:p>
          </draw:text-box>
        </draw:frame>
        <draw:frame draw:style-name="gr40" draw:text-style-name="P13" draw:layer="layout" svg:width="1.273cm" svg:height="0.809cm" svg:x="17.624cm" svg:y="15.511cm">
          <draw:text-box>
            <text:p text:style-name="P2"><text:span text:style-name="T8">Reset</text:span></text:p>
            <text:p text:style-name="P2"><text:span text:style-name="T8">M9</text:span></text:p>
          </draw:text-box>
        </draw:frame>
        <draw:line draw:style-name="gr2" draw:text-style-name="P2" draw:layer="layout" svg:x1="14.932cm" svg:y1="16.629cm" svg:x2="15.45cm" svg:y2="16.629cm">
          <text:p/>
        </draw:line>
        <draw:line draw:style-name="gr2" draw:text-style-name="P2" draw:layer="layout" svg:x1="15.45cm" svg:y1="16.391cm" svg:x2="15.45cm" svg:y2="16.867cm">
          <text:p/>
        </draw:line>
        <draw:line draw:style-name="gr2" draw:text-style-name="P2" draw:layer="layout" svg:x1="15.666cm" svg:y1="16.391cm" svg:x2="15.666cm" svg:y2="16.867cm">
          <text:p/>
        </draw:line>
        <draw:line draw:style-name="gr2" draw:text-style-name="P2" draw:layer="layout" svg:x1="15.665cm" svg:y1="16.629cm" svg:x2="16.56cm" svg:y2="16.629cm">
          <text:p/>
        </draw:line>
        <draw:line draw:style-name="gr2" draw:text-style-name="P2" draw:layer="layout" svg:x1="16.56cm" svg:y1="16.391cm" svg:x2="16.56cm" svg:y2="16.867cm">
          <text:p/>
        </draw:line>
        <draw:line draw:style-name="gr2" draw:text-style-name="P2" draw:layer="layout" svg:x1="16.776cm" svg:y1="16.391cm" svg:x2="16.776cm" svg:y2="16.867cm">
          <text:p/>
        </draw:line>
        <draw:line draw:style-name="gr2" draw:text-style-name="P2" draw:layer="layout" svg:x1="16.777cm" svg:y1="16.629cm" svg:x2="17.767cm" svg:y2="16.629cm">
          <text:p/>
        </draw:line>
        <draw:ellipse draw:style-name="gr29" draw:text-style-name="P2" draw:layer="layout" svg:width="0.803cm" svg:height="0.723cm" svg:x="17.765cm" svg:y="16.271cm">
          <text:p/>
        </draw:ellipse>
        <draw:line draw:style-name="gr2" draw:text-style-name="P2" draw:layer="layout" svg:x1="18.589cm" svg:y1="16.629cm" svg:x2="19.249cm" svg:y2="16.629cm">
          <text:p/>
        </draw:line>
        <draw:rect draw:style-name="gr30" draw:text-style-name="P2" draw:layer="layout" svg:width="0.378cm" svg:height="1.007cm" svg:x="17.982cm" svg:y="16.189cm">
          <text:p/>
        </draw:rect>
        <draw:ellipse draw:style-name="gr29" draw:text-style-name="P2" draw:layer="layout" svg:width="0.802cm" svg:height="0.726cm" svg:x="17.766cm" svg:y="16.994cm">
          <text:p/>
        </draw:ellipse>
        <draw:line draw:style-name="gr2" draw:text-style-name="P2" draw:layer="layout" svg:x1="18.59cm" svg:y1="17.354cm" svg:x2="19.25cm" svg:y2="17.354cm">
          <text:p/>
        </draw:line>
        <draw:rect draw:style-name="gr30" draw:text-style-name="P2" draw:layer="layout" svg:width="0.377cm" svg:height="1.005cm" svg:x="17.983cm" svg:y="16.827cm">
          <text:p/>
        </draw:rect>
        <draw:line draw:style-name="gr2" draw:text-style-name="P2" draw:layer="layout" svg:x1="17.765cm" svg:y1="17.357cm" svg:x2="17.482cm" svg:y2="17.357cm">
          <text:p/>
        </draw:line>
        <draw:line draw:style-name="gr2" draw:text-style-name="P2" draw:layer="layout" svg:x1="17.482cm" svg:y1="16.616cm" svg:x2="17.482cm" svg:y2="17.356cm">
          <text:p/>
        </draw:line>
        <draw:frame draw:style-name="gr199" draw:text-style-name="P11" draw:layer="layout" svg:width="1.116cm" svg:height="0.603cm" svg:x="15.136cm" svg:y="16.793cm">
          <draw:text-box>
            <text:p><text:span text:style-name="T7">M10</text:span></text:p>
          </draw:text-box>
        </draw:frame>
        <draw:frame draw:style-name="gr200" draw:text-style-name="P11" draw:layer="layout" svg:width="0.891cm" svg:height="0.603cm" svg:x="16.268cm" svg:y="16.794cm">
          <draw:text-box>
            <text:p><text:span text:style-name="T7">B1</text:span></text:p>
          </draw:text-box>
        </draw:frame>
        <draw:frame draw:style-name="gr198" draw:text-style-name="P12" draw:layer="layout" svg:width="1.038cm" svg:height="0.963cm" svg:x="17.712cm" svg:y="16.311cm">
          <draw:text-box>
            <text:p><text:span text:style-name="T8">Set</text:span></text:p>
            <text:p text:style-name="P2"><text:span text:style-name="T8">M11</text:span></text:p>
          </draw:text-box>
        </draw:frame>
        <draw:frame draw:style-name="gr40" draw:text-style-name="P13" draw:layer="layout" svg:width="1.273cm" svg:height="0.809cm" svg:x="17.624cm" svg:y="16.928cm">
          <draw:text-box>
            <text:p text:style-name="P2"><text:span text:style-name="T8">Reset</text:span></text:p>
            <text:p text:style-name="P2"><text:span text:style-name="T8">M10</text:span></text:p>
          </draw:text-box>
        </draw:frame>
        <draw:line draw:style-name="gr2" draw:text-style-name="P2" draw:layer="layout" svg:x1="18.59cm" svg:y1="17.355cm" svg:x2="19.25cm" svg:y2="17.355cm">
          <text:p/>
        </draw:line>
        <draw:line draw:style-name="gr2" draw:text-style-name="P2" draw:layer="layout" svg:x1="17.765cm" svg:y1="17.358cm" svg:x2="17.482cm" svg:y2="17.358cm">
          <text:p/>
        </draw:line>
        <draw:line draw:style-name="gr2" draw:text-style-name="P2" draw:layer="layout" svg:x1="14.932cm" svg:y1="18.048cm" svg:x2="15.45cm" svg:y2="18.048cm">
          <text:p/>
        </draw:line>
        <draw:line draw:style-name="gr2" draw:text-style-name="P2" draw:layer="layout" svg:x1="15.45cm" svg:y1="17.809cm" svg:x2="15.45cm" svg:y2="18.285cm">
          <text:p/>
        </draw:line>
        <draw:line draw:style-name="gr2" draw:text-style-name="P2" draw:layer="layout" svg:x1="15.666cm" svg:y1="17.809cm" svg:x2="15.666cm" svg:y2="18.285cm">
          <text:p/>
        </draw:line>
        <draw:line draw:style-name="gr2" draw:text-style-name="P2" draw:layer="layout" svg:x1="15.665cm" svg:y1="18.048cm" svg:x2="16.56cm" svg:y2="18.048cm">
          <text:p/>
        </draw:line>
        <draw:line draw:style-name="gr2" draw:text-style-name="P2" draw:layer="layout" svg:x1="16.56cm" svg:y1="17.809cm" svg:x2="16.56cm" svg:y2="18.285cm">
          <text:p/>
        </draw:line>
        <draw:line draw:style-name="gr2" draw:text-style-name="P2" draw:layer="layout" svg:x1="16.776cm" svg:y1="17.809cm" svg:x2="16.776cm" svg:y2="18.285cm">
          <text:p/>
        </draw:line>
        <draw:line draw:style-name="gr2" draw:text-style-name="P2" draw:layer="layout" svg:x1="16.777cm" svg:y1="18.048cm" svg:x2="17.767cm" svg:y2="18.048cm">
          <text:p/>
        </draw:line>
        <draw:ellipse draw:style-name="gr29" draw:text-style-name="P2" draw:layer="layout" svg:width="0.803cm" svg:height="0.723cm" svg:x="17.765cm" svg:y="17.689cm">
          <text:p/>
        </draw:ellipse>
        <draw:line draw:style-name="gr2" draw:text-style-name="P2" draw:layer="layout" svg:x1="18.589cm" svg:y1="18.048cm" svg:x2="19.249cm" svg:y2="18.048cm">
          <text:p/>
        </draw:line>
        <draw:rect draw:style-name="gr30" draw:text-style-name="P2" draw:layer="layout" svg:width="0.378cm" svg:height="1.007cm" svg:x="17.982cm" svg:y="17.608cm">
          <text:p/>
        </draw:rect>
        <draw:ellipse draw:style-name="gr29" draw:text-style-name="P2" draw:layer="layout" svg:width="0.802cm" svg:height="0.726cm" svg:x="17.766cm" svg:y="18.412cm">
          <text:p/>
        </draw:ellipse>
        <draw:line draw:style-name="gr2" draw:text-style-name="P2" draw:layer="layout" svg:x1="18.59cm" svg:y1="18.772cm" svg:x2="19.25cm" svg:y2="18.772cm">
          <text:p/>
        </draw:line>
        <draw:rect draw:style-name="gr30" draw:text-style-name="P2" draw:layer="layout" svg:width="0.377cm" svg:height="1.005cm" svg:x="17.983cm" svg:y="18.245cm">
          <text:p/>
        </draw:rect>
        <draw:line draw:style-name="gr2" draw:text-style-name="P2" draw:layer="layout" svg:x1="17.765cm" svg:y1="18.775cm" svg:x2="17.482cm" svg:y2="18.775cm">
          <text:p/>
        </draw:line>
        <draw:line draw:style-name="gr2" draw:text-style-name="P2" draw:layer="layout" svg:x1="17.482cm" svg:y1="18.035cm" svg:x2="17.482cm" svg:y2="18.775cm">
          <text:p/>
        </draw:line>
        <draw:frame draw:style-name="gr201" draw:text-style-name="P11" draw:layer="layout" svg:width="1.116cm" svg:height="0.603cm" svg:x="15.136cm" svg:y="18.212cm">
          <draw:text-box>
            <text:p><text:span text:style-name="T7">M11</text:span></text:p>
          </draw:text-box>
        </draw:frame>
        <draw:frame draw:style-name="gr32" draw:text-style-name="P11" draw:layer="layout" svg:width="0.891cm" svg:height="0.603cm" svg:x="16.268cm" svg:y="18.213cm">
          <draw:text-box>
            <text:p><text:span text:style-name="T7">B0</text:span></text:p>
          </draw:text-box>
        </draw:frame>
        <draw:frame draw:style-name="gr202" draw:text-style-name="P12" draw:layer="layout" svg:width="1.038cm" svg:height="0.962cm" svg:x="17.712cm" svg:y="17.63cm">
          <draw:text-box>
            <text:p><text:span text:style-name="T8">Set</text:span></text:p>
            <text:p text:style-name="P2"><text:span text:style-name="T8">M12</text:span></text:p>
          </draw:text-box>
        </draw:frame>
        <draw:frame draw:style-name="gr40" draw:text-style-name="P13" draw:layer="layout" svg:width="1.273cm" svg:height="0.809cm" svg:x="17.624cm" svg:y="18.346cm">
          <draw:text-box>
            <text:p text:style-name="P2"><text:span text:style-name="T8">Reset</text:span></text:p>
            <text:p text:style-name="P2"><text:span text:style-name="T8">M11</text:span></text:p>
          </draw:text-box>
        </draw:frame>
        <draw:line draw:style-name="gr2" draw:text-style-name="P2" draw:layer="layout" svg:x1="14.932cm" svg:y1="19.449cm" svg:x2="15.45cm" svg:y2="19.449cm">
          <text:p/>
        </draw:line>
        <draw:line draw:style-name="gr2" draw:text-style-name="P2" draw:layer="layout" svg:x1="15.45cm" svg:y1="19.21cm" svg:x2="15.45cm" svg:y2="19.686cm">
          <text:p/>
        </draw:line>
        <draw:line draw:style-name="gr2" draw:text-style-name="P2" draw:layer="layout" svg:x1="15.666cm" svg:y1="19.21cm" svg:x2="15.666cm" svg:y2="19.686cm">
          <text:p/>
        </draw:line>
        <draw:line draw:style-name="gr2" draw:text-style-name="P2" draw:layer="layout" svg:x1="15.665cm" svg:y1="19.449cm" svg:x2="16.56cm" svg:y2="19.449cm">
          <text:p/>
        </draw:line>
        <draw:line draw:style-name="gr2" draw:text-style-name="P2" draw:layer="layout" svg:x1="16.56cm" svg:y1="19.21cm" svg:x2="16.56cm" svg:y2="19.686cm">
          <text:p/>
        </draw:line>
        <draw:line draw:style-name="gr2" draw:text-style-name="P2" draw:layer="layout" svg:x1="16.776cm" svg:y1="19.21cm" svg:x2="16.776cm" svg:y2="19.686cm">
          <text:p/>
        </draw:line>
        <draw:line draw:style-name="gr2" draw:text-style-name="P2" draw:layer="layout" svg:x1="16.777cm" svg:y1="19.449cm" svg:x2="17.767cm" svg:y2="19.449cm">
          <text:p/>
        </draw:line>
        <draw:ellipse draw:style-name="gr29" draw:text-style-name="P2" draw:layer="layout" svg:width="0.803cm" svg:height="0.723cm" svg:x="17.765cm" svg:y="19.09cm">
          <text:p/>
        </draw:ellipse>
        <draw:line draw:style-name="gr2" draw:text-style-name="P2" draw:layer="layout" svg:x1="18.589cm" svg:y1="19.449cm" svg:x2="19.249cm" svg:y2="19.449cm">
          <text:p/>
        </draw:line>
        <draw:rect draw:style-name="gr30" draw:text-style-name="P2" draw:layer="layout" svg:width="0.378cm" svg:height="1.007cm" svg:x="17.982cm" svg:y="19.009cm">
          <text:p/>
        </draw:rect>
        <draw:ellipse draw:style-name="gr29" draw:text-style-name="P2" draw:layer="layout" svg:width="0.802cm" svg:height="0.726cm" svg:x="17.766cm" svg:y="19.813cm">
          <text:p/>
        </draw:ellipse>
        <draw:line draw:style-name="gr2" draw:text-style-name="P2" draw:layer="layout" svg:x1="18.59cm" svg:y1="20.25cm" svg:x2="19.25cm" svg:y2="20.25cm">
          <text:p/>
        </draw:line>
        <draw:rect draw:style-name="gr30" draw:text-style-name="P2" draw:layer="layout" svg:width="0.377cm" svg:height="1.005cm" svg:x="17.983cm" svg:y="19.646cm">
          <text:p/>
        </draw:rect>
        <draw:line draw:style-name="gr2" draw:text-style-name="P2" draw:layer="layout" svg:x1="17.765cm" svg:y1="20.253cm" svg:x2="17.482cm" svg:y2="20.253cm">
          <text:p/>
        </draw:line>
        <draw:line draw:style-name="gr2" draw:text-style-name="P2" draw:layer="layout" svg:x1="17.482cm" svg:y1="19.436cm" svg:x2="17.482cm" svg:y2="20.176cm">
          <text:p/>
        </draw:line>
        <draw:frame draw:style-name="gr201" draw:text-style-name="P11" draw:layer="layout" svg:width="1.116cm" svg:height="0.603cm" svg:x="15.136cm" svg:y="19.613cm">
          <draw:text-box>
            <text:p><text:span text:style-name="T7">M12</text:span></text:p>
          </draw:text-box>
        </draw:frame>
        <draw:frame draw:style-name="gr32" draw:text-style-name="P11" draw:layer="layout" svg:width="0.908cm" svg:height="0.603cm" svg:x="16.268cm" svg:y="19.614cm">
          <draw:text-box>
            <text:p><text:span text:style-name="T7">C1</text:span></text:p>
          </draw:text-box>
        </draw:frame>
        <draw:frame draw:style-name="gr202" draw:text-style-name="P12" draw:layer="layout" svg:width="1.038cm" svg:height="0.962cm" svg:x="17.712cm" svg:y="19.131cm">
          <draw:text-box>
            <text:p><text:span text:style-name="T8">Set</text:span></text:p>
            <text:p text:style-name="P2"><text:span text:style-name="T8">M0</text:span></text:p>
          </draw:text-box>
        </draw:frame>
        <draw:frame draw:style-name="gr40" draw:text-style-name="P13" draw:layer="layout" svg:width="1.273cm" svg:height="0.809cm" svg:x="17.6cm" svg:y="19.85cm">
          <draw:text-box>
            <text:p text:style-name="P2"><text:span text:style-name="T8">Reset</text:span></text:p>
            <text:p text:style-name="P2"><text:span text:style-name="T8">M12</text:span></text:p>
          </draw:text-box>
        </draw:frame>
        <draw:frame draw:style-name="gr203" draw:text-style-name="P18" draw:layer="layout" svg:width="2.14cm" svg:height="0.687cm" svg:x="15.203cm" svg:y="20.25cm">
          <draw:text-box>
            <text:p text:style-name="P15"><text:span text:style-name="T12">SALID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David Gonzalez Salvá</meta:initial-creator>
    <meta:creation-date>2014-12-15T23:30:21.43</meta:creation-date>
    <dc:date>2014-12-16T00:36:02.64</dc:date>
    <dc:creator>Luis David Gonzalez Salvá</dc:creator>
    <meta:editing-duration>PT1H5M36S</meta:editing-duration>
    <meta:editing-cycles>11</meta:editing-cycles>
    <meta:generator>OpenOffice/4.1.1$Win32 OpenOffice.org_project/411m6$Build-9775</meta:generator>
    <meta:document-statistic meta:object-count="581"/>
  </office:meta>
</office:document-meta>
</file>